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003cm"/>
    </style:style>
    <style:style style:name="co3" style:family="table-column">
      <style:table-column-properties fo:break-before="auto" style:column-width="6.4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7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3" table:default-cell-style-name="Default"/>
        <table:table-column table:style-name="co1" table:number-columns-repeated="993" table:default-cell-style-name="Default"/>
        <table:table-row table:style-name="ro1">
          <table:table-cell table:number-columns-repeated="1010"/>
        </table:table-row>
        <table:table-row table:style-name="ro2">
          <table:table-cell/>
          <table:table-cell table:style-name="ce1" office:value-type="string">
            <text:p>Arduino Uno Notes</text:p>
          </table:table-cell>
          <table:table-cell table:number-columns-repeated="1008"/>
        </table:table-row>
        <table:table-row table:style-name="ro1" table:number-rows-repeated="5">
          <table:table-cell table:number-columns-repeated="1010"/>
        </table:table-row>
        <table:table-row table:style-name="ro1">
          <table:table-cell/>
          <table:table-cell office:value-type="string">
            <text:p>Part List</text:p>
          </table:table-cell>
          <table:table-cell table:number-columns-repeated="1008"/>
        </table:table-row>
        <table:table-row table:style-name="ro1">
          <table:table-cell table:number-columns-repeated="1010"/>
        </table:table-row>
        <table:table-row table:style-name="ro2">
          <table:table-cell/>
          <table:table-cell office:value-type="string">
            <text:p>Identifier</text:p>
          </table:table-cell>
          <table:table-cell office:value-type="string">
            <text:p>Value</text:p>
          </table:table-cell>
          <table:table-cell office:value-type="string">
            <text:p>Package</text:p>
          </table:table-cell>
          <table:table-cell office:value-type="string">
            <text:p>Library</text:p>
          </table:table-cell>
          <table:table-cell office:value-type="string">
            <text:p>Position</text:p>
          </table:table-cell>
          <table:table-cell office:value-type="string">
            <text:p>(mil)</text:p>
          </table:table-cell>
          <table:table-cell office:value-type="string">
            <text:p>Orientation</text:p>
          </table:table-cell>
          <table:table-cell/>
          <table:table-cell office:value-type="string">
            <text:p>INCLUDE</text:p>
          </table:table-cell>
          <table:table-cell office:value-type="string">
            <text:p>OOMP IN</text:p>
          </table:table-cell>
          <table:table-cell office:value-type="string">
            <text:p>OOMP Type</text:p>
          </table:table-cell>
          <table:table-cell office:value-type="string">
            <text:p>OOMP Size</text:p>
          </table:table-cell>
          <table:table-cell office:value-type="string">
            <text:p>OOMP Color</text:p>
          </table:table-cell>
          <table:table-cell office:value-type="string">
            <text:p>OOMP Value</text:p>
          </table:table-cell>
          <table:table-cell office:value-type="string">
            <text:p>OOMP Index</text:p>
          </table:table-cell>
          <table:table-cell office:value-type="string">
            <text:p>OOMP ID</text:p>
          </table:table-cell>
          <table:table-cell table:number-columns-repeated="993"/>
        </table:table-row>
        <table:table-row table:style-name="ro1">
          <table:table-cell table:number-columns-repeated="11"/>
          <table:table-cell table:number-columns-repeated="5"/>
          <table:table-cell table:formula="of:=[.L11]&amp;&quot;-&quot;&amp;[.M11]&amp;&quot;-&quot;&amp;[.N11]&amp;&quot;-&quot;&amp;[.O11]&amp;&quot;-&quot;&amp;[.P11]" office:value-type="string" office:string-value="----">
            <text:p>----</text:p>
          </table:table-cell>
          <table:table-cell table:number-columns-repeated="993"/>
        </table:table-row>
        <table:table-row table:style-name="ro3">
          <table:table-cell table:formula="of:=[.K12]" office:value-type="string" office:string-value="XXX">
            <text:p>XXX</text:p>
          </table:table-cell>
          <table:table-cell office:value-type="string">
            <text:p>D1</text:p>
          </table:table-cell>
          <table:table-cell office:value-type="string">
            <text:p>M7</text:p>
          </table:table-cell>
          <table:table-cell office:value-type="string">
            <text:p>SMB</text:p>
          </table:table-cell>
          <table:table-cell office:value-type="string">
            <text:p>diode</text:p>
          </table:table-cell>
          <table:table-cell office:value-type="string">
            <text:p>(850</text:p>
          </table:table-cell>
          <table:table-cell office:value-type="string">
            <text:p>110)</text:p>
          </table:table-cell>
          <table:table-cell office:value-type="string">
            <text:p>R180</text:p>
          </table:table-cell>
          <table:table-cell office:value-type="string">
            <text:p>aaaa</text:p>
          </table:table-cell>
          <table:table-cell/>
          <table:table-cell office:value-type="string">
            <text:p>XXX</text:p>
          </table:table-cell>
          <table:table-cell office:value-type="string">
            <text:p>DIOD</text:p>
          </table:table-cell>
          <table:table-cell office:value-type="string">
            <text:p>D214</text:p>
          </table:table-cell>
          <table:table-cell office:value-type="string">
            <text:p>X</text:p>
          </table:table-cell>
          <table:table-cell office:value-type="string">
            <text:p>A01</text:p>
          </table:table-cell>
          <table:table-cell office:value-type="string">
            <text:p>01</text:p>
          </table:table-cell>
          <table:table-cell table:formula="of:=[.L12]&amp;&quot;-&quot;&amp;[.M12]&amp;&quot;-&quot;&amp;[.N12]&amp;&quot;-&quot;&amp;[.O12]&amp;&quot;-&quot;&amp;[.P12]" office:value-type="string" office:string-value="DIOD-D214-X-A01-01">
            <text:p>DIOD-D214-X-A01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K13]" office:value-type="string" office:string-value="XXX">
            <text:p>XXX</text:p>
          </table:table-cell>
          <table:table-cell office:value-type="string">
            <text:p>D2</text:p>
          </table:table-cell>
          <table:table-cell office:value-type="string">
            <text:p>CD1206-S01575</text:p>
          </table:table-cell>
          <table:table-cell office:value-type="string">
            <text:p>MINIMELF</text:p>
          </table:table-cell>
          <table:table-cell office:value-type="string">
            <text:p>diode</text:p>
          </table:table-cell>
          <table:table-cell office:value-type="string">
            <text:p>(2340</text:p>
          </table:table-cell>
          <table:table-cell office:value-type="string">
            <text:p>1100)</text:p>
          </table:table-cell>
          <table:table-cell office:value-type="string">
            <text:p>R270</text:p>
          </table:table-cell>
          <table:table-cell office:value-type="string">
            <text:p>aaaaAA</text:p>
          </table:table-cell>
          <table:table-cell/>
          <table:table-cell office:value-type="string">
            <text:p>XXX</text:p>
          </table:table-cell>
          <table:table-cell office:value-type="string">
            <text:p>DIOD</text:p>
          </table:table-cell>
          <table:table-cell office:value-type="float" office:value="1206">
            <text:p>1206</text:p>
          </table:table-cell>
          <table:table-cell office:value-type="string">
            <text:p>X</text:p>
          </table:table-cell>
          <table:table-cell office:value-type="string">
            <text:p>A015D</text:p>
          </table:table-cell>
          <table:table-cell office:value-type="string">
            <text:p>01</text:p>
          </table:table-cell>
          <table:table-cell table:formula="of:=[.L13]&amp;&quot;-&quot;&amp;[.M13]&amp;&quot;-&quot;&amp;[.N13]&amp;&quot;-&quot;&amp;[.O13]&amp;&quot;-&quot;&amp;[.P13]" office:value-type="string" office:string-value="DIOD-1206-X-A015D-01">
            <text:p>DIOD-1206-X-A015D-01</text:p>
          </table:table-cell>
          <table:table-cell office:value-type="string">
            <text:p>XXX</text:p>
          </table:table-cell>
          <table:table-cell office:value-type="string">
            <text:p>http://uk.farnell.com/bourns/cd1206-s01575/diode-ultrafast-recovery-150ma/dp/2368400?CMP=GRHB-OCTOPART-1000136</text:p>
          </table:table-cell>
          <table:table-cell table:number-columns-repeated="991"/>
        </table:table-row>
        <table:table-row table:style-name="ro3">
          <table:table-cell table:formula="of:=[.K14]" office:value-type="string" office:string-value="XXX">
            <text:p>XXX</text:p>
          </table:table-cell>
          <table:table-cell office:value-type="string">
            <text:p>D3</text:p>
          </table:table-cell>
          <table:table-cell office:value-type="string">
            <text:p>CD1206-S01575</text:p>
          </table:table-cell>
          <table:table-cell office:value-type="string">
            <text:p>MINIMELF</text:p>
          </table:table-cell>
          <table:table-cell office:value-type="string">
            <text:p>diode</text:p>
          </table:table-cell>
          <table:table-cell office:value-type="string">
            <text:p>(515</text:p>
          </table:table-cell>
          <table:table-cell office:value-type="string">
            <text:p>1820)</text:p>
          </table:table-cell>
          <table:table-cell office:value-type="string">
            <text:p>R90</text:p>
          </table:table-cell>
          <table:table-cell office:value-type="string">
            <text:p>aaaaAA</text:p>
          </table:table-cell>
          <table:table-cell/>
          <table:table-cell office:value-type="string">
            <text:p>XXX</text:p>
          </table:table-cell>
          <table:table-cell office:value-type="string">
            <text:p>DIOD</text:p>
          </table:table-cell>
          <table:table-cell office:value-type="float" office:value="1206">
            <text:p>1206</text:p>
          </table:table-cell>
          <table:table-cell office:value-type="string">
            <text:p>X</text:p>
          </table:table-cell>
          <table:table-cell office:value-type="string">
            <text:p>A015D</text:p>
          </table:table-cell>
          <table:table-cell office:value-type="string">
            <text:p>01</text:p>
          </table:table-cell>
          <table:table-cell table:formula="of:=[.L14]&amp;&quot;-&quot;&amp;[.M14]&amp;&quot;-&quot;&amp;[.N14]&amp;&quot;-&quot;&amp;[.O14]&amp;&quot;-&quot;&amp;[.P14]" office:value-type="string" office:string-value="DIOD-1206-X-A015D-01">
            <text:p>DIOD-1206-X-A015D-01</text:p>
          </table:table-cell>
          <table:table-cell office:value-type="string">
            <text:p>XXX</text:p>
          </table:table-cell>
          <table:table-cell office:value-type="string">
            <text:p>http://uk.farnell.com/bourns/cd1206-s01575/diode-ultrafast-recovery-150ma/dp/2368400?CMP=GRHB-OCTOPART-1000136</text:p>
          </table:table-cell>
          <table:table-cell table:number-columns-repeated="991"/>
        </table:table-row>
        <table:table-row table:style-name="ro3">
          <table:table-cell table:formula="of:=[.K15]" office:value-type="string" office:string-value="XXX">
            <text:p>XXX</text:p>
          </table:table-cell>
          <table:table-cell office:value-type="string">
            <text:p>IOH</text:p>
          </table:table-cell>
          <table:table-cell office:value-type="string">
            <text:p>10x1F-H8.5</text:p>
          </table:table-cell>
          <table:table-cell office:value-type="string">
            <text:p>1X10@1</text:p>
          </table:table-cell>
          <table:table-cell office:value-type="string">
            <text:p>SmartPrj</text:p>
          </table:table-cell>
          <table:table-cell office:value-type="string">
            <text:p>(1190</text:p>
          </table:table-cell>
          <table:table-cell office:value-type="string">
            <text:p>2000)</text:p>
          </table:table-cell>
          <table:table-cell office:value-type="string">
            <text:p>R180</text:p>
          </table:table-cell>
          <table:table-cell table:number-columns-repeated="2"/>
          <table:table-cell office:value-type="string">
            <text:p>XXX</text:p>
          </table:table-cell>
          <table:table-cell office:value-type="string">
            <text:p>HEAF</text:p>
          </table:table-cell>
          <table:table-cell office:value-type="string">
            <text:p>I01</text:p>
          </table:table-cell>
          <table:table-cell office:value-type="string">
            <text:p>X</text:p>
          </table:table-cell>
          <table:table-cell office:value-type="string">
            <text:p>10PI</text:p>
          </table:table-cell>
          <table:table-cell office:value-type="string">
            <text:p>01</text:p>
          </table:table-cell>
          <table:table-cell table:formula="of:=[.L15]&amp;&quot;-&quot;&amp;[.M15]&amp;&quot;-&quot;&amp;[.N15]&amp;&quot;-&quot;&amp;[.O15]&amp;&quot;-&quot;&amp;[.P15]" office:value-type="string" office:string-value="HEAF-I01-X-10PI-01">
            <text:p>HEAF-I01-X-10PI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K16]" office:value-type="string" office:string-value="XXX">
            <text:p>XXX</text:p>
          </table:table-cell>
          <table:table-cell office:value-type="string">
            <text:p>JP2</text:p>
          </table:table-cell>
          <table:table-cell office:value-type="string">
            <text:p>2x2</text:p>
          </table:table-cell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string">
            <text:p>NM</text:p>
          </table:table-cell>
          <table:table-cell office:value-type="string">
            <text:p>2X02</text:p>
          </table:table-cell>
          <table:table-cell office:value-type="string">
            <text:p>SmartPrj</text:p>
          </table:table-cell>
          <table:table-cell office:value-type="string">
            <text:p>(770</text:p>
          </table:table-cell>
          <table:table-cell/>
          <table:table-cell office:value-type="string">
            <text:p>XXX</text:p>
          </table:table-cell>
          <table:table-cell office:value-type="string">
            <text:p>HEAD</text:p>
          </table:table-cell>
          <table:table-cell office:value-type="string">
            <text:p>I01</text:p>
          </table:table-cell>
          <table:table-cell office:value-type="string">
            <text:p>X</text:p>
          </table:table-cell>
          <table:table-cell office:value-type="string">
            <text:p>2X02PI</text:p>
          </table:table-cell>
          <table:table-cell office:value-type="string">
            <text:p>01</text:p>
          </table:table-cell>
          <table:table-cell table:formula="of:=[.L16]&amp;&quot;-&quot;&amp;[.M16]&amp;&quot;-&quot;&amp;[.N16]&amp;&quot;-&quot;&amp;[.O16]&amp;&quot;-&quot;&amp;[.P16]" office:value-type="string" office:string-value="HEAD-I01-X-2X02PI-01">
            <text:p>HEAD-I01-X-2X02PI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1">
          <table:table-cell table:formula="of:=[.K17]" office:value-type="string" office:string-value="XXX">
            <text:p>XXX</text:p>
          </table:table-cell>
          <table:table-cell office:value-type="string">
            <text:p>L</text:p>
          </table:table-cell>
          <table:table-cell office:value-type="string">
            <text:p>YELLOW</text:p>
          </table:table-cell>
          <table:table-cell office:value-type="string">
            <text:p>CHIP-LED0805</text:p>
          </table:table-cell>
          <table:table-cell office:value-type="string">
            <text:p>led</text:p>
          </table:table-cell>
          <table:table-cell office:value-type="string">
            <text:p>(1100</text:p>
          </table:table-cell>
          <table:table-cell office:value-type="string">
            <text:p>1660)</text:p>
          </table:table-cell>
          <table:table-cell office:value-type="string">
            <text:p>R270</text:p>
          </table:table-cell>
          <table:table-cell table:number-columns-repeated="2"/>
          <table:table-cell office:value-type="string">
            <text:p>XXX</text:p>
          </table:table-cell>
          <table:table-cell office:value-type="string">
            <text:p>LEDS</text:p>
          </table:table-cell>
          <table:table-cell office:value-type="string">
            <text:p>0805</text:p>
          </table:table-cell>
          <table:table-cell office:value-type="string">
            <text:p>Y</text:p>
          </table:table-cell>
          <table:table-cell office:value-type="string">
            <text:p>STAN</text:p>
          </table:table-cell>
          <table:table-cell office:value-type="string">
            <text:p>01</text:p>
          </table:table-cell>
          <table:table-cell table:formula="of:=[.L17]&amp;&quot;-&quot;&amp;[.M17]&amp;&quot;-&quot;&amp;[.N17]&amp;&quot;-&quot;&amp;[.O17]&amp;&quot;-&quot;&amp;[.P17]" office:value-type="string" office:string-value="LEDS-0805-Y-STAN-01">
            <text:p>LEDS-0805-Y-STAN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K18]" office:value-type="string" office:string-value="XXX">
            <text:p>XXX</text:p>
          </table:table-cell>
          <table:table-cell office:value-type="string">
            <text:p>L1</text:p>
          </table:table-cell>
          <table:table-cell office:value-type="string">
            <text:p>BLM21</text:p>
          </table:table-cell>
          <table:table-cell office:value-type="float" office:value="805">
            <text:p>805</text:p>
          </table:table-cell>
          <table:table-cell office:value-type="string">
            <text:p>wuerth-elektronik</text:p>
          </table:table-cell>
          <table:table-cell office:value-type="string">
            <text:p>(300</text:p>
          </table:table-cell>
          <table:table-cell office:value-type="string">
            <text:p>1775)</text:p>
          </table:table-cell>
          <table:table-cell office:value-type="string">
            <text:p>R180</text:p>
          </table:table-cell>
          <table:table-cell/>
          <table:table-cell office:value-type="string">
            <text:p>(value, type)</text:p>
          </table:table-cell>
          <table:table-cell office:value-type="string">
            <text:p>XXX</text:p>
          </table:table-cell>
          <table:table-cell office:value-type="string">
            <text:p>FERB</text:p>
          </table:table-cell>
          <table:table-cell office:value-type="string">
            <text:p>0805</text:p>
          </table:table-cell>
          <table:table-cell office:value-type="string">
            <text:p>X</text:p>
          </table:table-cell>
          <table:table-cell office:value-type="string">
            <text:p>O220</text:p>
          </table:table-cell>
          <table:table-cell office:value-type="string">
            <text:p>01</text:p>
          </table:table-cell>
          <table:table-cell table:formula="of:=[.L18]&amp;&quot;-&quot;&amp;[.M18]&amp;&quot;-&quot;&amp;[.N18]&amp;&quot;-&quot;&amp;[.O18]&amp;&quot;-&quot;&amp;[.P18]" office:value-type="string" office:string-value="FERB-0805-X-O220-01">
            <text:p>FERB-0805-X-O220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1">
          <table:table-cell table:formula="of:=[.K19]" office:value-type="string" office:string-value="XXX">
            <text:p>XXX</text:p>
          </table:table-cell>
          <table:table-cell office:value-type="string">
            <text:p>ON</text:p>
          </table:table-cell>
          <table:table-cell office:value-type="string">
            <text:p>GREEN</text:p>
          </table:table-cell>
          <table:table-cell office:value-type="string">
            <text:p>CHIP-LED0805</text:p>
          </table:table-cell>
          <table:table-cell office:value-type="string">
            <text:p>led</text:p>
          </table:table-cell>
          <table:table-cell office:value-type="string">
            <text:p>(2300</text:p>
          </table:table-cell>
          <table:table-cell office:value-type="string">
            <text:p>1440)</text:p>
          </table:table-cell>
          <table:table-cell office:value-type="string">
            <text:p>R270</text:p>
          </table:table-cell>
          <table:table-cell table:number-columns-repeated="2"/>
          <table:table-cell office:value-type="string">
            <text:p>XXX</text:p>
          </table:table-cell>
          <table:table-cell office:value-type="string">
            <text:p>LEDS</text:p>
          </table:table-cell>
          <table:table-cell office:value-type="string">
            <text:p>0805</text:p>
          </table:table-cell>
          <table:table-cell office:value-type="string">
            <text:p>G</text:p>
          </table:table-cell>
          <table:table-cell office:value-type="string">
            <text:p>STAN</text:p>
          </table:table-cell>
          <table:table-cell office:value-type="string">
            <text:p>01</text:p>
          </table:table-cell>
          <table:table-cell table:formula="of:=[.L19]&amp;&quot;-&quot;&amp;[.M19]&amp;&quot;-&quot;&amp;[.N19]&amp;&quot;-&quot;&amp;[.O19]&amp;&quot;-&quot;&amp;[.P19]" office:value-type="string" office:string-value="LEDS-0805-G-STAN-01">
            <text:p>LEDS-0805-G-STAN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K20]" office:value-type="string" office:string-value="XXX">
            <text:p>XXX</text:p>
          </table:table-cell>
          <table:table-cell office:value-type="string">
            <text:p>R1</text:p>
          </table:table-cell>
          <table:table-cell office:value-type="string">
            <text:p>1M</text:p>
          </table:table-cell>
          <table:table-cell office:value-type="string">
            <text:p>R0603-ROUND</text:p>
          </table:table-cell>
          <table:table-cell office:value-type="string">
            <text:p>SmartPrj</text:p>
          </table:table-cell>
          <table:table-cell office:value-type="string">
            <text:p>(750</text:p>
          </table:table-cell>
          <table:table-cell office:value-type="string">
            <text:p>1165)</text:p>
          </table:table-cell>
          <table:table-cell office:value-type="string">
            <text:p>R0</text:p>
          </table:table-cell>
          <table:table-cell table:number-columns-repeated="2"/>
          <table:table-cell office:value-type="string">
            <text:p>XXX</text:p>
          </table:table-cell>
          <table:table-cell office:value-type="string">
            <text:p>RESE</text:p>
          </table:table-cell>
          <table:table-cell office:value-type="string">
            <text:p>0603</text:p>
          </table:table-cell>
          <table:table-cell office:value-type="string">
            <text:p>X</text:p>
          </table:table-cell>
          <table:table-cell office:value-type="string">
            <text:p>O105</text:p>
          </table:table-cell>
          <table:table-cell office:value-type="string">
            <text:p>01</text:p>
          </table:table-cell>
          <table:table-cell table:formula="of:=[.L20]&amp;&quot;-&quot;&amp;[.M20]&amp;&quot;-&quot;&amp;[.N20]&amp;&quot;-&quot;&amp;[.O20]&amp;&quot;-&quot;&amp;[.P20]" office:value-type="string" office:string-value="RESE-0603-X-O105-01">
            <text:p>RESE-0603-X-O105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K21]" office:value-type="string" office:string-value="XXX">
            <text:p>XXX</text:p>
          </table:table-cell>
          <table:table-cell office:value-type="string">
            <text:p>R2</text:p>
          </table:table-cell>
          <table:table-cell office:value-type="string">
            <text:p>1M</text:p>
          </table:table-cell>
          <table:table-cell office:value-type="string">
            <text:p>R0603-ROUND</text:p>
          </table:table-cell>
          <table:table-cell office:value-type="string">
            <text:p>SmartPrj</text:p>
          </table:table-cell>
          <table:table-cell office:value-type="string">
            <text:p>(1625</text:p>
          </table:table-cell>
          <table:table-cell office:value-type="string">
            <text:p>895)</text:p>
          </table:table-cell>
          <table:table-cell office:value-type="string">
            <text:p>R180</text:p>
          </table:table-cell>
          <table:table-cell table:number-columns-repeated="2"/>
          <table:table-cell office:value-type="string">
            <text:p>XXX</text:p>
          </table:table-cell>
          <table:table-cell office:value-type="string">
            <text:p>RESE</text:p>
          </table:table-cell>
          <table:table-cell office:value-type="string">
            <text:p>0603</text:p>
          </table:table-cell>
          <table:table-cell office:value-type="string">
            <text:p>X</text:p>
          </table:table-cell>
          <table:table-cell office:value-type="string">
            <text:p>O105</text:p>
          </table:table-cell>
          <table:table-cell office:value-type="string">
            <text:p>01</text:p>
          </table:table-cell>
          <table:table-cell table:formula="of:=[.L21]&amp;&quot;-&quot;&amp;[.M21]&amp;&quot;-&quot;&amp;[.N21]&amp;&quot;-&quot;&amp;[.O21]&amp;&quot;-&quot;&amp;[.P21]" office:value-type="string" office:string-value="RESE-0603-X-O105-01">
            <text:p>RESE-0603-X-O105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K22]" office:value-type="string" office:string-value="XXX">
            <text:p>XXX</text:p>
          </table:table-cell>
          <table:table-cell office:value-type="string">
            <text:p>RN2</text:p>
          </table:table-cell>
          <table:table-cell office:value-type="string">
            <text:p>1K</text:p>
          </table:table-cell>
          <table:table-cell office:value-type="string">
            <text:p>CAY16</text:p>
          </table:table-cell>
          <table:table-cell office:value-type="string">
            <text:p>resistor-dil</text:p>
          </table:table-cell>
          <table:table-cell office:value-type="string">
            <text:p>(1100</text:p>
          </table:table-cell>
          <table:table-cell office:value-type="string">
            <text:p>1550)</text:p>
          </table:table-cell>
          <table:table-cell office:value-type="string">
            <text:p>R270</text:p>
          </table:table-cell>
          <table:table-cell table:number-columns-repeated="2"/>
          <table:table-cell office:value-type="string">
            <text:p>XXX</text:p>
          </table:table-cell>
          <table:table-cell office:value-type="string">
            <text:p>RESA</text:p>
          </table:table-cell>
          <table:table-cell office:value-type="float" office:value="1268">
            <text:p>1268</text:p>
          </table:table-cell>
          <table:table-cell office:value-type="string">
            <text:p>X</text:p>
          </table:table-cell>
          <table:table-cell office:value-type="string">
            <text:p>O102X4</text:p>
          </table:table-cell>
          <table:table-cell office:value-type="string">
            <text:p>01</text:p>
          </table:table-cell>
          <table:table-cell table:formula="of:=[.L22]&amp;&quot;-&quot;&amp;[.M22]&amp;&quot;-&quot;&amp;[.N22]&amp;&quot;-&quot;&amp;[.O22]&amp;&quot;-&quot;&amp;[.P22]" office:value-type="string" office:string-value="RESA-1268-X-O102X4-01">
            <text:p>RESA-1268-X-O102X4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K23]" office:value-type="string" office:string-value="XXX">
            <text:p>XXX</text:p>
          </table:table-cell>
          <table:table-cell office:value-type="string">
            <text:p>RN3</text:p>
          </table:table-cell>
          <table:table-cell office:value-type="string">
            <text:p>22R</text:p>
          </table:table-cell>
          <table:table-cell office:value-type="string">
            <text:p>CAY16</text:p>
          </table:table-cell>
          <table:table-cell office:value-type="string">
            <text:p>resistor-dil</text:p>
          </table:table-cell>
          <table:table-cell office:value-type="string">
            <text:p>(505</text:p>
          </table:table-cell>
          <table:table-cell office:value-type="string">
            <text:p>1450)</text:p>
          </table:table-cell>
          <table:table-cell office:value-type="string">
            <text:p>R90</text:p>
          </table:table-cell>
          <table:table-cell table:number-columns-repeated="2"/>
          <table:table-cell office:value-type="string">
            <text:p>XXX</text:p>
          </table:table-cell>
          <table:table-cell office:value-type="string">
            <text:p>RESA</text:p>
          </table:table-cell>
          <table:table-cell office:value-type="float" office:value="1268">
            <text:p>1268</text:p>
          </table:table-cell>
          <table:table-cell office:value-type="string">
            <text:p>X</text:p>
          </table:table-cell>
          <table:table-cell office:value-type="string">
            <text:p>O220X4</text:p>
          </table:table-cell>
          <table:table-cell office:value-type="string">
            <text:p>01</text:p>
          </table:table-cell>
          <table:table-cell table:formula="of:=[.L23]&amp;&quot;-&quot;&amp;[.M23]&amp;&quot;-&quot;&amp;[.N23]&amp;&quot;-&quot;&amp;[.O23]&amp;&quot;-&quot;&amp;[.P23]" office:value-type="string" office:string-value="RESA-1268-X-O220X4-01">
            <text:p>RESA-1268-X-O220X4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K24]" office:value-type="string" office:string-value="XXX">
            <text:p>XXX</text:p>
          </table:table-cell>
          <table:table-cell office:value-type="string">
            <text:p>RN4</text:p>
          </table:table-cell>
          <table:table-cell office:value-type="string">
            <text:p>1K</text:p>
          </table:table-cell>
          <table:table-cell office:value-type="string">
            <text:p>CAY16</text:p>
          </table:table-cell>
          <table:table-cell office:value-type="string">
            <text:p>resistor-dil</text:p>
          </table:table-cell>
          <table:table-cell office:value-type="string">
            <text:p>(2300</text:p>
          </table:table-cell>
          <table:table-cell office:value-type="string">
            <text:p>1330)</text:p>
          </table:table-cell>
          <table:table-cell office:value-type="string">
            <text:p>R90</text:p>
          </table:table-cell>
          <table:table-cell table:number-columns-repeated="2"/>
          <table:table-cell office:value-type="string">
            <text:p>XXX</text:p>
          </table:table-cell>
          <table:table-cell office:value-type="string">
            <text:p>RESA</text:p>
          </table:table-cell>
          <table:table-cell office:value-type="float" office:value="1268">
            <text:p>1268</text:p>
          </table:table-cell>
          <table:table-cell office:value-type="string">
            <text:p>X</text:p>
          </table:table-cell>
          <table:table-cell office:value-type="string">
            <text:p>O102X4</text:p>
          </table:table-cell>
          <table:table-cell office:value-type="string">
            <text:p>01</text:p>
          </table:table-cell>
          <table:table-cell table:formula="of:=[.L24]&amp;&quot;-&quot;&amp;[.M24]&amp;&quot;-&quot;&amp;[.N24]&amp;&quot;-&quot;&amp;[.O24]&amp;&quot;-&quot;&amp;[.P24]" office:value-type="string" office:string-value="RESA-1268-X-O102X4-01">
            <text:p>RESA-1268-X-O102X4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1">
          <table:table-cell table:formula="of:=[.K25]" office:value-type="string" office:string-value="XXX">
            <text:p>XXX</text:p>
          </table:table-cell>
          <table:table-cell office:value-type="string">
            <text:p>RX</text:p>
          </table:table-cell>
          <table:table-cell office:value-type="string">
            <text:p>YELLOW</text:p>
          </table:table-cell>
          <table:table-cell office:value-type="string">
            <text:p>CHIP-LED0805</text:p>
          </table:table-cell>
          <table:table-cell office:value-type="string">
            <text:p>led</text:p>
          </table:table-cell>
          <table:table-cell office:value-type="string">
            <text:p>(1100</text:p>
          </table:table-cell>
          <table:table-cell office:value-type="string">
            <text:p>1350)</text:p>
          </table:table-cell>
          <table:table-cell office:value-type="string">
            <text:p>R90</text:p>
          </table:table-cell>
          <table:table-cell table:number-columns-repeated="2"/>
          <table:table-cell office:value-type="string">
            <text:p>XXX</text:p>
          </table:table-cell>
          <table:table-cell office:value-type="string">
            <text:p>LEDS</text:p>
          </table:table-cell>
          <table:table-cell office:value-type="string">
            <text:p>0805</text:p>
          </table:table-cell>
          <table:table-cell office:value-type="string">
            <text:p>Y</text:p>
          </table:table-cell>
          <table:table-cell office:value-type="string">
            <text:p>STAN</text:p>
          </table:table-cell>
          <table:table-cell office:value-type="string">
            <text:p>01</text:p>
          </table:table-cell>
          <table:table-cell table:formula="of:=[.L25]&amp;&quot;-&quot;&amp;[.M25]&amp;&quot;-&quot;&amp;[.N25]&amp;&quot;-&quot;&amp;[.O25]&amp;&quot;-&quot;&amp;[.P25]" office:value-type="string" office:string-value="LEDS-0805-Y-STAN-01">
            <text:p>LEDS-0805-Y-STAN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K26]" office:value-type="string" office:string-value="XXX">
            <text:p>XXX</text:p>
          </table:table-cell>
          <table:table-cell office:value-type="string">
            <text:p>T1</text:p>
          </table:table-cell>
          <table:table-cell office:value-type="string">
            <text:p>FDN340P</text:p>
          </table:table-cell>
          <table:table-cell office:value-type="string">
            <text:p>SOT-23</text:p>
          </table:table-cell>
          <table:table-cell office:value-type="string">
            <text:p>zetex</text:p>
          </table:table-cell>
          <table:table-cell office:value-type="string">
            <text:p>(320</text:p>
          </table:table-cell>
          <table:table-cell office:value-type="string">
            <text:p>1045)</text:p>
          </table:table-cell>
          <table:table-cell office:value-type="string">
            <text:p>R270</text:p>
          </table:table-cell>
          <table:table-cell table:number-columns-repeated="2"/>
          <table:table-cell office:value-type="string">
            <text:p>XXX</text:p>
          </table:table-cell>
          <table:table-cell office:value-type="string">
            <text:p>MOSP</text:p>
          </table:table-cell>
          <table:table-cell office:value-type="string">
            <text:p>SO23</text:p>
          </table:table-cell>
          <table:table-cell office:value-type="string">
            <text:p>X</text:p>
          </table:table-cell>
          <table:table-cell office:value-type="string">
            <text:p>A02</text:p>
          </table:table-cell>
          <table:table-cell office:value-type="string">
            <text:p>01</text:p>
          </table:table-cell>
          <table:table-cell table:formula="of:=[.L26]&amp;&quot;-&quot;&amp;[.M26]&amp;&quot;-&quot;&amp;[.N26]&amp;&quot;-&quot;&amp;[.O26]&amp;&quot;-&quot;&amp;[.P26]" office:value-type="string" office:string-value="MOSP-SO23-X-A02-01">
            <text:p>MOSP-SO23-X-A02-01</text:p>
          </table:table-cell>
          <table:table-cell office:value-type="string">
            <text:p>XXX</text:p>
          </table:table-cell>
          <table:table-cell office:value-type="string">
            <text:p>http://uk.farnell.com/fairchild-semiconductor/fdn340p/mosfet-p-sot-23/dp/9846310?CMP=GRHB-OCTOPART-1000367</text:p>
          </table:table-cell>
          <table:table-cell table:number-columns-repeated="991"/>
        </table:table-row>
        <table:table-row table:style-name="ro1">
          <table:table-cell table:formula="of:=[.K27]" office:value-type="string" office:string-value="XXX">
            <text:p>XXX</text:p>
          </table:table-cell>
          <table:table-cell office:value-type="string">
            <text:p>TX</text:p>
          </table:table-cell>
          <table:table-cell office:value-type="string">
            <text:p>YELLOW</text:p>
          </table:table-cell>
          <table:table-cell office:value-type="string">
            <text:p>CHIP-LED0805</text:p>
          </table:table-cell>
          <table:table-cell office:value-type="string">
            <text:p>led</text:p>
          </table:table-cell>
          <table:table-cell office:value-type="string">
            <text:p>(1100</text:p>
          </table:table-cell>
          <table:table-cell office:value-type="string">
            <text:p>1440)</text:p>
          </table:table-cell>
          <table:table-cell office:value-type="string">
            <text:p>R90</text:p>
          </table:table-cell>
          <table:table-cell table:number-columns-repeated="2"/>
          <table:table-cell office:value-type="string">
            <text:p>XXX</text:p>
          </table:table-cell>
          <table:table-cell office:value-type="string">
            <text:p>LEDS</text:p>
          </table:table-cell>
          <table:table-cell office:value-type="string">
            <text:p>0805</text:p>
          </table:table-cell>
          <table:table-cell office:value-type="string">
            <text:p>Y</text:p>
          </table:table-cell>
          <table:table-cell office:value-type="string">
            <text:p>STAN</text:p>
          </table:table-cell>
          <table:table-cell office:value-type="string">
            <text:p>01</text:p>
          </table:table-cell>
          <table:table-cell table:formula="of:=[.L27]&amp;&quot;-&quot;&amp;[.M27]&amp;&quot;-&quot;&amp;[.N27]&amp;&quot;-&quot;&amp;[.O27]&amp;&quot;-&quot;&amp;[.P27]" office:value-type="string" office:string-value="LEDS-0805-Y-STAN-01">
            <text:p>LEDS-0805-Y-STAN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office:value-type="string">
            <text:p>XXX</text:p>
          </table:table-cell>
          <table:table-cell office:value-type="string">
            <text:p>U2</text:p>
          </table:table-cell>
          <table:table-cell office:value-type="string">
            <text:p>LP2985-33DBVR</text:p>
          </table:table-cell>
          <table:table-cell office:value-type="string">
            <text:p>SOT23-DBV</text:p>
          </table:table-cell>
          <table:table-cell office:value-type="string">
            <text:p>SmartPrj</text:p>
          </table:table-cell>
          <table:table-cell office:value-type="string">
            <text:p>(865</text:p>
          </table:table-cell>
          <table:table-cell office:value-type="string">
            <text:p>600)</text:p>
          </table:table-cell>
          <table:table-cell office:value-type="string">
            <text:p>R270</text:p>
          </table:table-cell>
          <table:table-cell office:value-type="float" office:value="310040021">
            <text:p>310040021</text:p>
          </table:table-cell>
          <table:table-cell office:value-type="string">
            <text:p>(size)</text:p>
          </table:table-cell>
          <table:table-cell office:value-type="string">
            <text:p>XXX</text:p>
          </table:table-cell>
          <table:table-cell office:value-type="string">
            <text:p>VREG</text:p>
          </table:table-cell>
          <table:table-cell office:value-type="string">
            <text:p>SO235</text:p>
          </table:table-cell>
          <table:table-cell office:value-type="string">
            <text:p>X</text:p>
          </table:table-cell>
          <table:table-cell office:value-type="string">
            <text:p>V33D</text:p>
          </table:table-cell>
          <table:table-cell office:value-type="string">
            <text:p>AC</text:p>
          </table:table-cell>
          <table:table-cell table:formula="of:=[.L28]&amp;&quot;-&quot;&amp;[.M28]&amp;&quot;-&quot;&amp;[.N28]&amp;&quot;-&quot;&amp;[.O28]&amp;&quot;-&quot;&amp;[.P28]" office:value-type="string" office:string-value="VREG-SO235-X-V33D-AC">
            <text:p>VREG-SO235-X-V33D-AC</text:p>
          </table:table-cell>
          <table:table-cell office:value-type="string">
            <text:p>XXX</text:p>
          </table:table-cell>
          <table:table-cell office:value-type="string">
            <text:p>https://octopart.com/click/vptrack?country=GB&amp;ak=68b25f31&amp;sig=04f6d34&amp;vpid=139743634</text:p>
          </table:table-cell>
          <table:table-cell table:number-columns-repeated="991"/>
        </table:table-row>
        <table:table-row table:style-name="ro3">
          <table:table-cell table:formula="of:=[.K29]" office:value-type="string" office:string-value="XXX">
            <text:p>XXX</text:p>
          </table:table-cell>
          <table:table-cell office:value-type="string">
            <text:p>U3</text:p>
          </table:table-cell>
          <table:table-cell office:value-type="string">
            <text:p>ATMEGA16U2-MU(R)</text:p>
          </table:table-cell>
          <table:table-cell office:value-type="string">
            <text:p>MLF32</text:p>
          </table:table-cell>
          <table:table-cell office:value-type="string">
            <text:p>SmartPrj</text:p>
          </table:table-cell>
          <table:table-cell office:value-type="string">
            <text:p>(785</text:p>
          </table:table-cell>
          <table:table-cell office:value-type="string">
            <text:p>1365)</text:p>
          </table:table-cell>
          <table:table-cell office:value-type="string">
            <text:p>R90</text:p>
          </table:table-cell>
          <table:table-cell/>
          <table:table-cell office:value-type="string">
            <text:p>(size, value)</text:p>
          </table:table-cell>
          <table:table-cell office:value-type="string">
            <text:p>XXX</text:p>
          </table:table-cell>
          <table:table-cell office:value-type="string">
            <text:p>ICIC</text:p>
          </table:table-cell>
          <table:table-cell office:value-type="string">
            <text:p>QFN32</text:p>
          </table:table-cell>
          <table:table-cell office:value-type="string">
            <text:p>X</text:p>
          </table:table-cell>
          <table:table-cell office:value-type="string">
            <text:p>K16U2</text:p>
          </table:table-cell>
          <table:table-cell office:value-type="string">
            <text:p>01</text:p>
          </table:table-cell>
          <table:table-cell table:formula="of:=[.L29]&amp;&quot;-&quot;&amp;[.M29]&amp;&quot;-&quot;&amp;[.N29]&amp;&quot;-&quot;&amp;[.O29]&amp;&quot;-&quot;&amp;[.P29]" office:value-type="string" office:string-value="ICIC-QFN32-X-K16U2-01">
            <text:p>ICIC-QFN32-X-K16U2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K30]" office:value-type="string" office:string-value="XXX">
            <text:p>XXX</text:p>
          </table:table-cell>
          <table:table-cell office:value-type="string">
            <text:p>U5</text:p>
          </table:table-cell>
          <table:table-cell office:value-type="string">
            <text:p>LMV358IDGKR</text:p>
          </table:table-cell>
          <table:table-cell office:value-type="string">
            <text:p>MSOP08</text:p>
          </table:table-cell>
          <table:table-cell office:value-type="string">
            <text:p>linear</text:p>
          </table:table-cell>
          <table:table-cell office:value-type="string">
            <text:p>(750</text:p>
          </table:table-cell>
          <table:table-cell office:value-type="string">
            <text:p>800)</text:p>
          </table:table-cell>
          <table:table-cell office:value-type="string">
            <text:p>R90</text:p>
          </table:table-cell>
          <table:table-cell/>
          <table:table-cell office:value-type="string">
            <text:p>(type,size,value)</text:p>
          </table:table-cell>
          <table:table-cell office:value-type="string">
            <text:p>XXX</text:p>
          </table:table-cell>
          <table:table-cell office:value-type="string">
            <text:p>OPAM</text:p>
          </table:table-cell>
          <table:table-cell office:value-type="string">
            <text:p>MS08</text:p>
          </table:table-cell>
          <table:table-cell office:value-type="string">
            <text:p>X</text:p>
          </table:table-cell>
          <table:table-cell office:value-type="string">
            <text:p>KLMV358</text:p>
          </table:table-cell>
          <table:table-cell office:value-type="string">
            <text:p>01</text:p>
          </table:table-cell>
          <table:table-cell table:formula="of:=[.L30]&amp;&quot;-&quot;&amp;[.M30]&amp;&quot;-&quot;&amp;[.N30]&amp;&quot;-&quot;&amp;[.O30]&amp;&quot;-&quot;&amp;[.P30]" office:value-type="string" office:string-value="OPAM-MS08-X-KLMV358-01">
            <text:p>OPAM-MS08-X-KLMV358-01</text:p>
          </table:table-cell>
          <table:table-cell office:value-type="string">
            <text:p>XXX</text:p>
          </table:table-cell>
          <table:table-cell office:value-type="string">
            <text:p>http://uk.farnell.com/texas-instruments/lmv358idgkr/op-amp-low-voltage-1mhz-1v-us/dp/2436335?CMP=GRHB-OCTOPART-1001023</text:p>
          </table:table-cell>
          <table:table-cell table:number-columns-repeated="991"/>
        </table:table-row>
        <table:table-row table:style-name="ro3">
          <table:table-cell table:formula="of:=[.K31]" office:value-type="string" office:string-value="XXX">
            <text:p>XXX</text:p>
          </table:table-cell>
          <table:table-cell office:value-type="string">
            <text:p>X2</text:p>
          </table:table-cell>
          <table:table-cell office:value-type="string">
            <text:p>USB-B_TH</text:p>
          </table:table-cell>
          <table:table-cell office:value-type="string">
            <text:p>PN61729</text:p>
          </table:table-cell>
          <table:table-cell office:value-type="string">
            <text:p>SmartPrj</text:p>
          </table:table-cell>
          <table:table-cell office:value-type="string">
            <text:p>(150</text:p>
          </table:table-cell>
          <table:table-cell office:value-type="string">
            <text:p>1500)</text:p>
          </table:table-cell>
          <table:table-cell office:value-type="string">
            <text:p>R270</text:p>
          </table:table-cell>
          <table:table-cell/>
          <table:table-cell office:value-type="string">
            <text:p>(value?)</text:p>
          </table:table-cell>
          <table:table-cell office:value-type="string">
            <text:p>XXX</text:p>
          </table:table-cell>
          <table:table-cell office:value-type="string">
            <text:p>USBS</text:p>
          </table:table-cell>
          <table:table-cell office:value-type="string">
            <text:p>TB</text:p>
          </table:table-cell>
          <table:table-cell office:value-type="string">
            <text:p>X</text:p>
          </table:table-cell>
          <table:table-cell office:value-type="string">
            <text:p>THTH</text:p>
          </table:table-cell>
          <table:table-cell office:value-type="string">
            <text:p>01</text:p>
          </table:table-cell>
          <table:table-cell table:formula="of:=[.L31]&amp;&quot;-&quot;&amp;[.M31]&amp;&quot;-&quot;&amp;[.N31]&amp;&quot;-&quot;&amp;[.O31]&amp;&quot;-&quot;&amp;[.P31]" office:value-type="string" office:string-value="USBS-TB-X-THTH-01">
            <text:p>USBS-TB-X-THTH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K32]" office:value-type="string" office:string-value="XXX">
            <text:p>XXX</text:p>
          </table:table-cell>
          <table:table-cell office:value-type="string">
            <text:p>Y2</text:p>
          </table:table-cell>
          <table:table-cell office:value-type="string">
            <text:p>CSTCE16M0V53-R0</text:p>
          </table:table-cell>
          <table:table-cell office:value-type="string">
            <text:p>16MHZ</text:p>
          </table:table-cell>
          <table:table-cell office:value-type="string">
            <text:p>RESONATOR</text:p>
          </table:table-cell>
          <table:table-cell office:value-type="string">
            <text:p>SmartPrj</text:p>
          </table:table-cell>
          <table:table-cell office:value-type="string">
            <text:p>(1625</text:p>
          </table:table-cell>
          <table:table-cell office:value-type="string">
            <text:p>980)</text:p>
          </table:table-cell>
          <table:table-cell office:value-type="string">
            <text:p>R0</text:p>
          </table:table-cell>
          <table:table-cell office:value-type="string">
            <text:p>(size?)</text:p>
          </table:table-cell>
          <table:table-cell office:value-type="string">
            <text:p>XXX</text:p>
          </table:table-cell>
          <table:table-cell office:value-type="string">
            <text:p>CERE</text:p>
          </table:table-cell>
          <table:table-cell office:value-type="float" office:value="1263">
            <text:p>1263</text:p>
          </table:table-cell>
          <table:table-cell office:value-type="string">
            <text:p>X</text:p>
          </table:table-cell>
          <table:table-cell office:value-type="string">
            <text:p>MZ16</text:p>
          </table:table-cell>
          <table:table-cell office:value-type="string">
            <text:p>01</text:p>
          </table:table-cell>
          <table:table-cell table:formula="of:=[.L32]&amp;&quot;-&quot;&amp;[.M32]&amp;&quot;-&quot;&amp;[.N32]&amp;&quot;-&quot;&amp;[.O32]&amp;&quot;-&quot;&amp;[.P32]" office:value-type="string" office:string-value="CERE-1263-X-MZ16-01">
            <text:p>CERE-1263-X-MZ16-01</text:p>
          </table:table-cell>
          <table:table-cell office:value-type="string">
            <text:p>XXX</text:p>
          </table:table-cell>
          <table:table-cell office:value-type="string">
            <text:p>http://uk.farnell.com/murata/cstce16m0v53-r0/resonator-ceramic-16mhz-smd/dp/2443265?CMP=GRHB-OCTOPART-1000694</text:p>
          </table:table-cell>
          <table:table-cell table:number-columns-repeated="991"/>
        </table:table-row>
        <table:table-row table:style-name="ro3">
          <table:table-cell table:formula="of:=[.K33]" office:value-type="string" office:string-value="XXX">
            <text:p>XXX</text:p>
          </table:table-cell>
          <table:table-cell office:value-type="string">
            <text:p>Z1</text:p>
          </table:table-cell>
          <table:table-cell office:value-type="string">
            <text:p>CG0603MLC-05E</text:p>
          </table:table-cell>
          <table:table-cell office:value-type="string">
            <text:p>CT/CN0603</text:p>
          </table:table-cell>
          <table:table-cell office:value-type="string">
            <text:p>varistor</text:p>
          </table:table-cell>
          <table:table-cell office:value-type="string">
            <text:p>(500</text:p>
          </table:table-cell>
          <table:table-cell office:value-type="string">
            <text:p>1550)</text:p>
          </table:table-cell>
          <table:table-cell office:value-type="string">
            <text:p>R180</text:p>
          </table:table-cell>
          <table:table-cell table:number-columns-repeated="2"/>
          <table:table-cell office:value-type="string">
            <text:p>XXX</text:p>
          </table:table-cell>
          <table:table-cell office:value-type="string">
            <text:p>VARI</text:p>
          </table:table-cell>
          <table:table-cell office:value-type="string">
            <text:p>0603</text:p>
          </table:table-cell>
          <table:table-cell office:value-type="string">
            <text:p>X</text:p>
          </table:table-cell>
          <table:table-cell office:value-type="string">
            <text:p>V05</text:p>
          </table:table-cell>
          <table:table-cell office:value-type="string">
            <text:p>01</text:p>
          </table:table-cell>
          <table:table-cell table:formula="of:=[.L33]&amp;&quot;-&quot;&amp;[.M33]&amp;&quot;-&quot;&amp;[.N33]&amp;&quot;-&quot;&amp;[.O33]&amp;&quot;-&quot;&amp;[.P33]" office:value-type="string" office:string-value="VARI-0603-X-V05-01">
            <text:p>VARI-0603-X-V05-01</text:p>
          </table:table-cell>
          <table:table-cell office:value-type="string">
            <text:p>XXX</text:p>
          </table:table-cell>
          <table:table-cell office:value-type="string">
            <text:p>http://uk.farnell.com/bourns/cg0603mlc-05e/varistor-supp-esd-protect-20v/dp/1838966?CMP=GRHB-OCTOPART-1000136</text:p>
          </table:table-cell>
          <table:table-cell table:number-columns-repeated="991"/>
        </table:table-row>
        <table:table-row table:style-name="ro3">
          <table:table-cell table:formula="of:=[.K34]" office:value-type="string" office:string-value="XXX">
            <text:p>XXX</text:p>
          </table:table-cell>
          <table:table-cell office:value-type="string">
            <text:p>Z2</text:p>
          </table:table-cell>
          <table:table-cell office:value-type="string">
            <text:p>CG0603MLC-05E</text:p>
          </table:table-cell>
          <table:table-cell office:value-type="string">
            <text:p>CT/CN0603</text:p>
          </table:table-cell>
          <table:table-cell office:value-type="string">
            <text:p>varistor</text:p>
          </table:table-cell>
          <table:table-cell office:value-type="string">
            <text:p>(500</text:p>
          </table:table-cell>
          <table:table-cell office:value-type="string">
            <text:p>1325)</text:p>
          </table:table-cell>
          <table:table-cell office:value-type="string">
            <text:p>R180</text:p>
          </table:table-cell>
          <table:table-cell table:number-columns-repeated="2"/>
          <table:table-cell office:value-type="string">
            <text:p>XXX</text:p>
          </table:table-cell>
          <table:table-cell office:value-type="string">
            <text:p>VARI</text:p>
          </table:table-cell>
          <table:table-cell office:value-type="string">
            <text:p>0603</text:p>
          </table:table-cell>
          <table:table-cell office:value-type="string">
            <text:p>X</text:p>
          </table:table-cell>
          <table:table-cell office:value-type="string">
            <text:p>V05</text:p>
          </table:table-cell>
          <table:table-cell office:value-type="string">
            <text:p>01</text:p>
          </table:table-cell>
          <table:table-cell table:formula="of:=[.L34]&amp;&quot;-&quot;&amp;[.M34]&amp;&quot;-&quot;&amp;[.N34]&amp;&quot;-&quot;&amp;[.O34]&amp;&quot;-&quot;&amp;[.P34]" office:value-type="string" office:string-value="VARI-0603-X-V05-01">
            <text:p>VARI-0603-X-V05-01</text:p>
          </table:table-cell>
          <table:table-cell office:value-type="string">
            <text:p>XXX</text:p>
          </table:table-cell>
          <table:table-cell office:value-type="string">
            <text:p>http://uk.farnell.com/bourns/cg0603mlc-05e/varistor-supp-esd-protect-20v/dp/1838966?CMP=GRHB-OCTOPART-1000136</text:p>
          </table:table-cell>
          <table:table-cell table:number-columns-repeated="991"/>
        </table:table-row>
        <table:table-row table:style-name="ro3">
          <table:table-cell table:formula="of:=[.K35]" office:value-type="string" office:string-value="XXX">
            <text:p>XXX</text:p>
          </table:table-cell>
          <table:table-cell office:value-type="string">
            <text:p>PC1</text:p>
          </table:table-cell>
          <table:table-cell office:value-type="string">
            <text:p>47u</text:p>
          </table:table-cell>
          <table:table-cell office:value-type="string">
            <text:p>PANASONIC_D</text:p>
          </table:table-cell>
          <table:table-cell office:value-type="string">
            <text:p>rcl</text:p>
          </table:table-cell>
          <table:table-cell office:value-type="string">
            <text:p>(1005</text:p>
          </table:table-cell>
          <table:table-cell office:value-type="string">
            <text:p>360)</text:p>
          </table:table-cell>
          <table:table-cell office:value-type="string">
            <text:p>R90</text:p>
          </table:table-cell>
          <table:table-cell/>
          <table:table-cell office:value-type="string">
            <text:p>(size)</text:p>
          </table:table-cell>
          <table:table-cell office:value-type="string">
            <text:p>XXX</text:p>
          </table:table-cell>
          <table:table-cell office:value-type="string">
            <text:p>CAPE</text:p>
          </table:table-cell>
          <table:table-cell office:value-type="string">
            <text:p>S63D</text:p>
          </table:table-cell>
          <table:table-cell office:value-type="string">
            <text:p>X</text:p>
          </table:table-cell>
          <table:table-cell office:value-type="string">
            <text:p>UF47</text:p>
          </table:table-cell>
          <table:table-cell office:value-type="string">
            <text:p>VA</text:p>
          </table:table-cell>
          <table:table-cell table:formula="of:=[.L35]&amp;&quot;-&quot;&amp;[.M35]&amp;&quot;-&quot;&amp;[.N35]&amp;&quot;-&quot;&amp;[.O35]&amp;&quot;-&quot;&amp;[.P35]" office:value-type="string" office:string-value="CAPE-S63D-X-UF47-VA">
            <text:p>CAPE-S63D-X-UF47-VA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K36]" office:value-type="string" office:string-value="XXX">
            <text:p>XXX</text:p>
          </table:table-cell>
          <table:table-cell office:value-type="string">
            <text:p>PC2</text:p>
          </table:table-cell>
          <table:table-cell office:value-type="string">
            <text:p>47u</text:p>
          </table:table-cell>
          <table:table-cell office:value-type="string">
            <text:p>PANASONIC_D</text:p>
          </table:table-cell>
          <table:table-cell office:value-type="string">
            <text:p>rcl</text:p>
          </table:table-cell>
          <table:table-cell office:value-type="string">
            <text:p>(725</text:p>
          </table:table-cell>
          <table:table-cell office:value-type="string">
            <text:p>360)</text:p>
          </table:table-cell>
          <table:table-cell office:value-type="string">
            <text:p>R90</text:p>
          </table:table-cell>
          <table:table-cell/>
          <table:table-cell office:value-type="string">
            <text:p>(size)</text:p>
          </table:table-cell>
          <table:table-cell office:value-type="string">
            <text:p>XXX</text:p>
          </table:table-cell>
          <table:table-cell office:value-type="string">
            <text:p>CAPE</text:p>
          </table:table-cell>
          <table:table-cell office:value-type="string">
            <text:p>S63D</text:p>
          </table:table-cell>
          <table:table-cell office:value-type="string">
            <text:p>X</text:p>
          </table:table-cell>
          <table:table-cell office:value-type="string">
            <text:p>UF47</text:p>
          </table:table-cell>
          <table:table-cell office:value-type="string">
            <text:p>VA</text:p>
          </table:table-cell>
          <table:table-cell table:formula="of:=[.L36]&amp;&quot;-&quot;&amp;[.M36]&amp;&quot;-&quot;&amp;[.N36]&amp;&quot;-&quot;&amp;[.O36]&amp;&quot;-&quot;&amp;[.P36]" office:value-type="string" office:string-value="CAPE-S63D-X-UF47-VA">
            <text:p>CAPE-S63D-X-UF47-VA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K37]" office:value-type="string" office:string-value="XXX">
            <text:p>XXX</text:p>
          </table:table-cell>
          <table:table-cell office:value-type="string">
            <text:p>RESET</text:p>
          </table:table-cell>
          <table:table-cell office:value-type="string">
            <text:p>TS42031-160R-TR-7260</text:p>
          </table:table-cell>
          <table:table-cell office:value-type="string">
            <text:p>TS42</text:p>
          </table:table-cell>
          <table:table-cell office:value-type="string">
            <text:p>SmartPrj</text:p>
          </table:table-cell>
          <table:table-cell office:value-type="string">
            <text:p>(250</text:p>
          </table:table-cell>
          <table:table-cell office:value-type="string">
            <text:p>1945)</text:p>
          </table:table-cell>
          <table:table-cell office:value-type="string">
            <text:p>R0</text:p>
          </table:table-cell>
          <table:table-cell table:number-columns-repeated="2"/>
          <table:table-cell office:value-type="string">
            <text:p>XXX</text:p>
          </table:table-cell>
          <table:table-cell office:value-type="string">
            <text:p>BUTA</text:p>
          </table:table-cell>
          <table:table-cell office:value-type="string">
            <text:p>06</text:p>
          </table:table-cell>
          <table:table-cell office:value-type="string">
            <text:p>X</text:p>
          </table:table-cell>
          <table:table-cell office:value-type="string">
            <text:p>SMDS</text:p>
          </table:table-cell>
          <table:table-cell office:value-type="string">
            <text:p>01</text:p>
          </table:table-cell>
          <table:table-cell table:formula="of:=[.L37]&amp;&quot;-&quot;&amp;[.M37]&amp;&quot;-&quot;&amp;[.N37]&amp;&quot;-&quot;&amp;[.O37]&amp;&quot;-&quot;&amp;[.P37]" office:value-type="string" office:string-value="BUTA-06-X-SMDS-01">
            <text:p>BUTA-06-X-SMDS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K38]" office:value-type="string" office:string-value="OOO">
            <text:p>OOO</text:p>
          </table:table-cell>
          <table:table-cell office:value-type="string">
            <text:p>AD</text:p>
          </table:table-cell>
          <table:table-cell office:value-type="string">
            <text:p>6x1F-H8.5</text:p>
          </table:table-cell>
          <table:table-cell office:value-type="string">
            <text:p>1X06</text:p>
          </table:table-cell>
          <table:table-cell office:value-type="string">
            <text:p>SmartPrj</text:p>
          </table:table-cell>
          <table:table-cell office:value-type="string">
            <text:p>(2250</text:p>
          </table:table-cell>
          <table:table-cell office:value-type="string">
            <text:p>100)</text:p>
          </table:table-cell>
          <table:table-cell office:value-type="string">
            <text:p>R0</text:p>
          </table:table-cell>
          <table:table-cell table:number-columns-repeated="2"/>
          <table:table-cell office:value-type="string">
            <text:p>OOO</text:p>
          </table:table-cell>
          <table:table-cell office:value-type="string">
            <text:p>HEAF</text:p>
          </table:table-cell>
          <table:table-cell office:value-type="string">
            <text:p>I01</text:p>
          </table:table-cell>
          <table:table-cell office:value-type="string">
            <text:p>X</text:p>
          </table:table-cell>
          <table:table-cell office:value-type="string">
            <text:p>06PI</text:p>
          </table:table-cell>
          <table:table-cell office:value-type="string">
            <text:p>01</text:p>
          </table:table-cell>
          <table:table-cell table:formula="of:=[.L38]&amp;&quot;-&quot;&amp;[.M38]&amp;&quot;-&quot;&amp;[.N38]&amp;&quot;-&quot;&amp;[.O38]&amp;&quot;-&quot;&amp;[.P38]" office:value-type="string" office:string-value="HEAF-I01-X-06PI-01">
            <text:p>HEAF-I01-X-06PI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K39]" office:value-type="string" office:string-value="OOO">
            <text:p>OOO</text:p>
          </table:table-cell>
          <table:table-cell office:value-type="string">
            <text:p>C1</text:p>
          </table:table-cell>
          <table:table-cell office:value-type="string">
            <text:p>100n</text:p>
          </table:table-cell>
          <table:table-cell office:value-type="string">
            <text:p>C0603-ROUND</text:p>
          </table:table-cell>
          <table:table-cell office:value-type="string">
            <text:p>SmartPrj</text:p>
          </table:table-cell>
          <table:table-cell office:value-type="string">
            <text:p>(725</text:p>
          </table:table-cell>
          <table:table-cell office:value-type="string">
            <text:p>605)</text:p>
          </table:table-cell>
          <table:table-cell office:value-type="string">
            <text:p>R270</text:p>
          </table:table-cell>
          <table:table-cell table:number-columns-repeated="2"/>
          <table:table-cell office:value-type="string">
            <text:p>OOO</text:p>
          </table:table-cell>
          <table:table-cell office:value-type="string">
            <text:p>CAPC</text:p>
          </table:table-cell>
          <table:table-cell office:value-type="string">
            <text:p>0603</text:p>
          </table:table-cell>
          <table:table-cell office:value-type="string">
            <text:p>X</text:p>
          </table:table-cell>
          <table:table-cell office:value-type="string">
            <text:p>NF100</text:p>
          </table:table-cell>
          <table:table-cell office:value-type="string">
            <text:p>01</text:p>
          </table:table-cell>
          <table:table-cell table:formula="of:=[.L39]&amp;&quot;-&quot;&amp;[.M39]&amp;&quot;-&quot;&amp;[.N39]&amp;&quot;-&quot;&amp;[.O39]&amp;&quot;-&quot;&amp;[.P39]" office:value-type="string" office:string-value="CAPC-0603-X-NF100-01">
            <text:p>CAPC-0603-X-NF100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K40]" office:value-type="string" office:string-value="OOO">
            <text:p>OOO</text:p>
          </table:table-cell>
          <table:table-cell office:value-type="string">
            <text:p>C2</text:p>
          </table:table-cell>
          <table:table-cell office:value-type="string">
            <text:p>100n</text:p>
          </table:table-cell>
          <table:table-cell office:value-type="string">
            <text:p>C0603-ROUND</text:p>
          </table:table-cell>
          <table:table-cell office:value-type="string">
            <text:p>SmartPrj</text:p>
          </table:table-cell>
          <table:table-cell office:value-type="string">
            <text:p>(475</text:p>
          </table:table-cell>
          <table:table-cell office:value-type="string">
            <text:p>1175)</text:p>
          </table:table-cell>
          <table:table-cell office:value-type="string">
            <text:p>R180</text:p>
          </table:table-cell>
          <table:table-cell table:number-columns-repeated="2"/>
          <table:table-cell office:value-type="string">
            <text:p>OOO</text:p>
          </table:table-cell>
          <table:table-cell office:value-type="string">
            <text:p>CAPC</text:p>
          </table:table-cell>
          <table:table-cell office:value-type="string">
            <text:p>0603</text:p>
          </table:table-cell>
          <table:table-cell office:value-type="string">
            <text:p>X</text:p>
          </table:table-cell>
          <table:table-cell office:value-type="string">
            <text:p>NF100</text:p>
          </table:table-cell>
          <table:table-cell office:value-type="string">
            <text:p>01</text:p>
          </table:table-cell>
          <table:table-cell table:formula="of:=[.L40]&amp;&quot;-&quot;&amp;[.M40]&amp;&quot;-&quot;&amp;[.N40]&amp;&quot;-&quot;&amp;[.O40]&amp;&quot;-&quot;&amp;[.P40]" office:value-type="string" office:string-value="CAPC-0603-X-NF100-01">
            <text:p>CAPC-0603-X-NF100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K41]" office:value-type="string" office:string-value="OOO">
            <text:p>OOO</text:p>
          </table:table-cell>
          <table:table-cell office:value-type="string">
            <text:p>C3</text:p>
          </table:table-cell>
          <table:table-cell office:value-type="string">
            <text:p>1u</text:p>
          </table:table-cell>
          <table:table-cell office:value-type="string">
            <text:p>C0603-ROUND</text:p>
          </table:table-cell>
          <table:table-cell office:value-type="string">
            <text:p>SmartPrj</text:p>
          </table:table-cell>
          <table:table-cell office:value-type="string">
            <text:p>(1005</text:p>
          </table:table-cell>
          <table:table-cell office:value-type="string">
            <text:p>605)</text:p>
          </table:table-cell>
          <table:table-cell office:value-type="string">
            <text:p>R90</text:p>
          </table:table-cell>
          <table:table-cell table:number-columns-repeated="2"/>
          <table:table-cell office:value-type="string">
            <text:p>OOO</text:p>
          </table:table-cell>
          <table:table-cell office:value-type="string">
            <text:p>CAPC</text:p>
          </table:table-cell>
          <table:table-cell office:value-type="string">
            <text:p>0603</text:p>
          </table:table-cell>
          <table:table-cell office:value-type="string">
            <text:p>X</text:p>
          </table:table-cell>
          <table:table-cell office:value-type="string">
            <text:p>UF1</text:p>
          </table:table-cell>
          <table:table-cell office:value-type="string">
            <text:p>01</text:p>
          </table:table-cell>
          <table:table-cell table:formula="of:=[.L41]&amp;&quot;-&quot;&amp;[.M41]&amp;&quot;-&quot;&amp;[.N41]&amp;&quot;-&quot;&amp;[.O41]&amp;&quot;-&quot;&amp;[.P41]" office:value-type="string" office:string-value="CAPC-0603-X-UF1-01">
            <text:p>CAPC-0603-X-UF1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K42]" office:value-type="string" office:string-value="OOO">
            <text:p>OOO</text:p>
          </table:table-cell>
          <table:table-cell office:value-type="string">
            <text:p>C4</text:p>
          </table:table-cell>
          <table:table-cell office:value-type="string">
            <text:p>100n</text:p>
          </table:table-cell>
          <table:table-cell office:value-type="string">
            <text:p>C0603-ROUND</text:p>
          </table:table-cell>
          <table:table-cell office:value-type="string">
            <text:p>SmartPrj</text:p>
          </table:table-cell>
          <table:table-cell office:value-type="string">
            <text:p>(1100</text:p>
          </table:table-cell>
          <table:table-cell office:value-type="string">
            <text:p>1750)</text:p>
          </table:table-cell>
          <table:table-cell office:value-type="string">
            <text:p>R180</text:p>
          </table:table-cell>
          <table:table-cell table:number-columns-repeated="2"/>
          <table:table-cell office:value-type="string">
            <text:p>OOO</text:p>
          </table:table-cell>
          <table:table-cell office:value-type="string">
            <text:p>CAPC</text:p>
          </table:table-cell>
          <table:table-cell office:value-type="string">
            <text:p>0603</text:p>
          </table:table-cell>
          <table:table-cell office:value-type="string">
            <text:p>X</text:p>
          </table:table-cell>
          <table:table-cell office:value-type="string">
            <text:p>NF100</text:p>
          </table:table-cell>
          <table:table-cell office:value-type="string">
            <text:p>01</text:p>
          </table:table-cell>
          <table:table-cell table:formula="of:=[.L42]&amp;&quot;-&quot;&amp;[.M42]&amp;&quot;-&quot;&amp;[.N42]&amp;&quot;-&quot;&amp;[.O42]&amp;&quot;-&quot;&amp;[.P42]" office:value-type="string" office:string-value="CAPC-0603-X-NF100-01">
            <text:p>CAPC-0603-X-NF100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K43]" office:value-type="string" office:string-value="OOO">
            <text:p>OOO</text:p>
          </table:table-cell>
          <table:table-cell office:value-type="string">
            <text:p>C5</text:p>
          </table:table-cell>
          <table:table-cell office:value-type="string">
            <text:p>100n</text:p>
          </table:table-cell>
          <table:table-cell office:value-type="string">
            <text:p>C0603-ROUND</text:p>
          </table:table-cell>
          <table:table-cell office:value-type="string">
            <text:p>SmartPrj</text:p>
          </table:table-cell>
          <table:table-cell office:value-type="string">
            <text:p>(1100</text:p>
          </table:table-cell>
          <table:table-cell office:value-type="string">
            <text:p>1175)</text:p>
          </table:table-cell>
          <table:table-cell office:value-type="string">
            <text:p>R0</text:p>
          </table:table-cell>
          <table:table-cell table:number-columns-repeated="2"/>
          <table:table-cell office:value-type="string">
            <text:p>OOO</text:p>
          </table:table-cell>
          <table:table-cell office:value-type="string">
            <text:p>CAPC</text:p>
          </table:table-cell>
          <table:table-cell office:value-type="string">
            <text:p>0603</text:p>
          </table:table-cell>
          <table:table-cell office:value-type="string">
            <text:p>X</text:p>
          </table:table-cell>
          <table:table-cell office:value-type="string">
            <text:p>NF100</text:p>
          </table:table-cell>
          <table:table-cell office:value-type="string">
            <text:p>01</text:p>
          </table:table-cell>
          <table:table-cell table:formula="of:=[.L43]&amp;&quot;-&quot;&amp;[.M43]&amp;&quot;-&quot;&amp;[.N43]&amp;&quot;-&quot;&amp;[.O43]&amp;&quot;-&quot;&amp;[.P43]" office:value-type="string" office:string-value="CAPC-0603-X-NF100-01">
            <text:p>CAPC-0603-X-NF100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K44]" office:value-type="string" office:string-value="OOO">
            <text:p>OOO</text:p>
          </table:table-cell>
          <table:table-cell office:value-type="string">
            <text:p>C6</text:p>
          </table:table-cell>
          <table:table-cell office:value-type="string">
            <text:p>100n</text:p>
          </table:table-cell>
          <table:table-cell office:value-type="string">
            <text:p>C0603-ROUND</text:p>
          </table:table-cell>
          <table:table-cell office:value-type="string">
            <text:p>SmartPrj</text:p>
          </table:table-cell>
          <table:table-cell office:value-type="string">
            <text:p>(1710</text:p>
          </table:table-cell>
          <table:table-cell office:value-type="string">
            <text:p>410)</text:p>
          </table:table-cell>
          <table:table-cell office:value-type="string">
            <text:p>R180</text:p>
          </table:table-cell>
          <table:table-cell table:number-columns-repeated="2"/>
          <table:table-cell office:value-type="string">
            <text:p>OOO</text:p>
          </table:table-cell>
          <table:table-cell office:value-type="string">
            <text:p>CAPC</text:p>
          </table:table-cell>
          <table:table-cell office:value-type="string">
            <text:p>0603</text:p>
          </table:table-cell>
          <table:table-cell office:value-type="string">
            <text:p>X</text:p>
          </table:table-cell>
          <table:table-cell office:value-type="string">
            <text:p>NF100</text:p>
          </table:table-cell>
          <table:table-cell office:value-type="string">
            <text:p>01</text:p>
          </table:table-cell>
          <table:table-cell table:formula="of:=[.L44]&amp;&quot;-&quot;&amp;[.M44]&amp;&quot;-&quot;&amp;[.N44]&amp;&quot;-&quot;&amp;[.O44]&amp;&quot;-&quot;&amp;[.P44]" office:value-type="string" office:string-value="CAPC-0603-X-NF100-01">
            <text:p>CAPC-0603-X-NF100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K45]" office:value-type="string" office:string-value="OOO">
            <text:p>OOO</text:p>
          </table:table-cell>
          <table:table-cell office:value-type="string">
            <text:p>C7</text:p>
          </table:table-cell>
          <table:table-cell office:value-type="string">
            <text:p>100n</text:p>
          </table:table-cell>
          <table:table-cell office:value-type="string">
            <text:p>C0603-ROUND</text:p>
          </table:table-cell>
          <table:table-cell office:value-type="string">
            <text:p>SmartPrj</text:p>
          </table:table-cell>
          <table:table-cell office:value-type="string">
            <text:p>(1100</text:p>
          </table:table-cell>
          <table:table-cell office:value-type="string">
            <text:p>1240)</text:p>
          </table:table-cell>
          <table:table-cell office:value-type="string">
            <text:p>R0</text:p>
          </table:table-cell>
          <table:table-cell table:number-columns-repeated="2"/>
          <table:table-cell office:value-type="string">
            <text:p>OOO</text:p>
          </table:table-cell>
          <table:table-cell office:value-type="string">
            <text:p>CAPC</text:p>
          </table:table-cell>
          <table:table-cell office:value-type="string">
            <text:p>0603</text:p>
          </table:table-cell>
          <table:table-cell office:value-type="string">
            <text:p>X</text:p>
          </table:table-cell>
          <table:table-cell office:value-type="string">
            <text:p>NF100</text:p>
          </table:table-cell>
          <table:table-cell office:value-type="string">
            <text:p>01</text:p>
          </table:table-cell>
          <table:table-cell table:formula="of:=[.L45]&amp;&quot;-&quot;&amp;[.M45]&amp;&quot;-&quot;&amp;[.N45]&amp;&quot;-&quot;&amp;[.O45]&amp;&quot;-&quot;&amp;[.P45]" office:value-type="string" office:string-value="CAPC-0603-X-NF100-01">
            <text:p>CAPC-0603-X-NF100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K46]" office:value-type="string" office:string-value="OOO">
            <text:p>OOO</text:p>
          </table:table-cell>
          <table:table-cell office:value-type="string">
            <text:p>C8</text:p>
          </table:table-cell>
          <table:table-cell office:value-type="string">
            <text:p>1u</text:p>
          </table:table-cell>
          <table:table-cell office:value-type="string">
            <text:p>C0603-ROUND</text:p>
          </table:table-cell>
          <table:table-cell office:value-type="string">
            <text:p>SmartPrj</text:p>
          </table:table-cell>
          <table:table-cell office:value-type="string">
            <text:p>(500</text:p>
          </table:table-cell>
          <table:table-cell office:value-type="string">
            <text:p>1650)</text:p>
          </table:table-cell>
          <table:table-cell office:value-type="string">
            <text:p>R180</text:p>
          </table:table-cell>
          <table:table-cell table:number-columns-repeated="2"/>
          <table:table-cell office:value-type="string">
            <text:p>OOO</text:p>
          </table:table-cell>
          <table:table-cell office:value-type="string">
            <text:p>CAPC</text:p>
          </table:table-cell>
          <table:table-cell office:value-type="string">
            <text:p>0603</text:p>
          </table:table-cell>
          <table:table-cell office:value-type="string">
            <text:p>X</text:p>
          </table:table-cell>
          <table:table-cell office:value-type="string">
            <text:p>UF1</text:p>
          </table:table-cell>
          <table:table-cell office:value-type="string">
            <text:p>01</text:p>
          </table:table-cell>
          <table:table-cell table:formula="of:=[.L46]&amp;&quot;-&quot;&amp;[.M46]&amp;&quot;-&quot;&amp;[.N46]&amp;&quot;-&quot;&amp;[.O46]&amp;&quot;-&quot;&amp;[.P46]" office:value-type="string" office:string-value="CAPC-0603-X-UF1-01">
            <text:p>CAPC-0603-X-UF1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K47]" office:value-type="string" office:string-value="OOO">
            <text:p>OOO</text:p>
          </table:table-cell>
          <table:table-cell office:value-type="string">
            <text:p>C9</text:p>
          </table:table-cell>
          <table:table-cell office:value-type="string">
            <text:p>22p</text:p>
          </table:table-cell>
          <table:table-cell office:value-type="string">
            <text:p>C0603-ROUND</text:p>
          </table:table-cell>
          <table:table-cell office:value-type="string">
            <text:p>SmartPrj</text:p>
          </table:table-cell>
          <table:table-cell office:value-type="string">
            <text:p>(630</text:p>
          </table:table-cell>
          <table:table-cell office:value-type="string">
            <text:p>1165)</text:p>
          </table:table-cell>
          <table:table-cell office:value-type="string">
            <text:p>R180</text:p>
          </table:table-cell>
          <table:table-cell table:number-columns-repeated="2"/>
          <table:table-cell office:value-type="string">
            <text:p>OOO</text:p>
          </table:table-cell>
          <table:table-cell office:value-type="string">
            <text:p>CAPC</text:p>
          </table:table-cell>
          <table:table-cell office:value-type="string">
            <text:p>0603</text:p>
          </table:table-cell>
          <table:table-cell office:value-type="string">
            <text:p>X</text:p>
          </table:table-cell>
          <table:table-cell office:value-type="string">
            <text:p>PF22</text:p>
          </table:table-cell>
          <table:table-cell office:value-type="string">
            <text:p>01</text:p>
          </table:table-cell>
          <table:table-cell table:formula="of:=[.L47]&amp;&quot;-&quot;&amp;[.M47]&amp;&quot;-&quot;&amp;[.N47]&amp;&quot;-&quot;&amp;[.O47]&amp;&quot;-&quot;&amp;[.P47]" office:value-type="string" office:string-value="CAPC-0603-X-PF22-01">
            <text:p>CAPC-0603-X-PF22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K48]" office:value-type="string" office:string-value="OOO">
            <text:p>OOO</text:p>
          </table:table-cell>
          <table:table-cell office:value-type="string">
            <text:p>C11</text:p>
          </table:table-cell>
          <table:table-cell office:value-type="string">
            <text:p>22p</text:p>
          </table:table-cell>
          <table:table-cell office:value-type="string">
            <text:p>C0603-ROUND</text:p>
          </table:table-cell>
          <table:table-cell office:value-type="string">
            <text:p>SmartPrj</text:p>
          </table:table-cell>
          <table:table-cell office:value-type="string">
            <text:p>(875</text:p>
          </table:table-cell>
          <table:table-cell office:value-type="string">
            <text:p>1165)</text:p>
          </table:table-cell>
          <table:table-cell office:value-type="string">
            <text:p>R0</text:p>
          </table:table-cell>
          <table:table-cell table:number-columns-repeated="2"/>
          <table:table-cell office:value-type="string">
            <text:p>OOO</text:p>
          </table:table-cell>
          <table:table-cell office:value-type="string">
            <text:p>CAPC</text:p>
          </table:table-cell>
          <table:table-cell office:value-type="string">
            <text:p>0603</text:p>
          </table:table-cell>
          <table:table-cell office:value-type="string">
            <text:p>X</text:p>
          </table:table-cell>
          <table:table-cell office:value-type="string">
            <text:p>PF22</text:p>
          </table:table-cell>
          <table:table-cell office:value-type="string">
            <text:p>01</text:p>
          </table:table-cell>
          <table:table-cell table:formula="of:=[.L48]&amp;&quot;-&quot;&amp;[.M48]&amp;&quot;-&quot;&amp;[.N48]&amp;&quot;-&quot;&amp;[.O48]&amp;&quot;-&quot;&amp;[.P48]" office:value-type="string" office:string-value="CAPC-0603-X-PF22-01">
            <text:p>CAPC-0603-X-PF22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K49]" office:value-type="string" office:string-value="OOO">
            <text:p>OOO</text:p>
          </table:table-cell>
          <table:table-cell office:value-type="string">
            <text:p>F1</text:p>
          </table:table-cell>
          <table:table-cell office:value-type="string">
            <text:p>MF-MSMF050-2</text:p>
          </table:table-cell>
          <table:table-cell office:value-type="string">
            <text:p>500mA</text:p>
          </table:table-cell>
          <table:table-cell office:value-type="string">
            <text:p>L1812</text:p>
          </table:table-cell>
          <table:table-cell office:value-type="string">
            <text:p>rcl</text:p>
          </table:table-cell>
          <table:table-cell office:value-type="string">
            <text:p>(160</text:p>
          </table:table-cell>
          <table:table-cell office:value-type="string">
            <text:p>1045)</text:p>
          </table:table-cell>
          <table:table-cell office:value-type="string">
            <text:p>R90</text:p>
          </table:table-cell>
          <table:table-cell/>
          <table:table-cell office:value-type="string">
            <text:p>OOO</text:p>
          </table:table-cell>
          <table:table-cell office:value-type="string">
            <text:p>REFU</text:p>
          </table:table-cell>
          <table:table-cell office:value-type="float" office:value="1812">
            <text:p>1812</text:p>
          </table:table-cell>
          <table:table-cell office:value-type="string">
            <text:p>X</text:p>
          </table:table-cell>
          <table:table-cell office:value-type="string">
            <text:p>A05D</text:p>
          </table:table-cell>
          <table:table-cell office:value-type="string">
            <text:p>01</text:p>
          </table:table-cell>
          <table:table-cell table:formula="of:=[.L49]&amp;&quot;-&quot;&amp;[.M49]&amp;&quot;-&quot;&amp;[.N49]&amp;&quot;-&quot;&amp;[.O49]&amp;&quot;-&quot;&amp;[.P49]" office:value-type="string" office:string-value="REFU-1812-X-A05D-01">
            <text:p>REFU-1812-X-A05D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K50]" office:value-type="string" office:string-value="OOO">
            <text:p>OOO</text:p>
          </table:table-cell>
          <table:table-cell office:value-type="string">
            <text:p>ICSP</text:p>
          </table:table-cell>
          <table:table-cell office:value-type="string">
            <text:p>3x2</text:p>
          </table:table-cell>
          <table:table-cell office:value-type="string">
            <text:p>M</text:p>
          </table:table-cell>
          <table:table-cell office:value-type="string">
            <text:p>2X03</text:p>
          </table:table-cell>
          <table:table-cell office:value-type="string">
            <text:p>SmartPrj</text:p>
          </table:table-cell>
          <table:table-cell office:value-type="string">
            <text:p>(2555</text:p>
          </table:table-cell>
          <table:table-cell office:value-type="string">
            <text:p>1100)</text:p>
          </table:table-cell>
          <table:table-cell office:value-type="string">
            <text:p>R270</text:p>
          </table:table-cell>
          <table:table-cell/>
          <table:table-cell office:value-type="string">
            <text:p>OOO</text:p>
          </table:table-cell>
          <table:table-cell office:value-type="string">
            <text:p>HEAD</text:p>
          </table:table-cell>
          <table:table-cell office:value-type="string">
            <text:p>I01</text:p>
          </table:table-cell>
          <table:table-cell office:value-type="string">
            <text:p>X</text:p>
          </table:table-cell>
          <table:table-cell office:value-type="string">
            <text:p>2X03</text:p>
          </table:table-cell>
          <table:table-cell office:value-type="string">
            <text:p>01</text:p>
          </table:table-cell>
          <table:table-cell table:formula="of:=[.L50]&amp;&quot;-&quot;&amp;[.M50]&amp;&quot;-&quot;&amp;[.N50]&amp;&quot;-&quot;&amp;[.O50]&amp;&quot;-&quot;&amp;[.P50]" office:value-type="string" office:string-value="HEAD-I01-X-2X03-01">
            <text:p>HEAD-I01-X-2X03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K51]" office:value-type="string" office:string-value="OOO">
            <text:p>OOO</text:p>
          </table:table-cell>
          <table:table-cell office:value-type="string">
            <text:p>ICSP1</text:p>
          </table:table-cell>
          <table:table-cell office:value-type="string">
            <text:p>3x2</text:p>
          </table:table-cell>
          <table:table-cell office:value-type="string">
            <text:p>M</text:p>
          </table:table-cell>
          <table:table-cell office:value-type="string">
            <text:p>2X03</text:p>
          </table:table-cell>
          <table:table-cell office:value-type="string">
            <text:p>SmartPrj</text:p>
          </table:table-cell>
          <table:table-cell office:value-type="string">
            <text:p>(720</text:p>
          </table:table-cell>
          <table:table-cell office:value-type="string">
            <text:p>1820)</text:p>
          </table:table-cell>
          <table:table-cell office:value-type="string">
            <text:p>R180</text:p>
          </table:table-cell>
          <table:table-cell/>
          <table:table-cell office:value-type="string">
            <text:p>OOO</text:p>
          </table:table-cell>
          <table:table-cell office:value-type="string">
            <text:p>HEAD</text:p>
          </table:table-cell>
          <table:table-cell office:value-type="string">
            <text:p>I01</text:p>
          </table:table-cell>
          <table:table-cell office:value-type="string">
            <text:p>X</text:p>
          </table:table-cell>
          <table:table-cell office:value-type="string">
            <text:p>2X03</text:p>
          </table:table-cell>
          <table:table-cell office:value-type="string">
            <text:p>01</text:p>
          </table:table-cell>
          <table:table-cell table:formula="of:=[.L51]&amp;&quot;-&quot;&amp;[.M51]&amp;&quot;-&quot;&amp;[.N51]&amp;&quot;-&quot;&amp;[.O51]&amp;&quot;-&quot;&amp;[.P51]" office:value-type="string" office:string-value="HEAD-I01-X-2X03-01">
            <text:p>HEAD-I01-X-2X03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K52]" office:value-type="string" office:string-value="OOO">
            <text:p>OOO</text:p>
          </table:table-cell>
          <table:table-cell office:value-type="string">
            <text:p>IOL</text:p>
          </table:table-cell>
          <table:table-cell office:value-type="string">
            <text:p>8x1F-H8.5</text:p>
          </table:table-cell>
          <table:table-cell office:value-type="string">
            <text:p>1X08</text:p>
          </table:table-cell>
          <table:table-cell office:value-type="string">
            <text:p>SmartPrj</text:p>
          </table:table-cell>
          <table:table-cell office:value-type="string">
            <text:p>(2150</text:p>
          </table:table-cell>
          <table:table-cell office:value-type="string">
            <text:p>2000)</text:p>
          </table:table-cell>
          <table:table-cell office:value-type="string">
            <text:p>R180</text:p>
          </table:table-cell>
          <table:table-cell table:number-columns-repeated="2"/>
          <table:table-cell office:value-type="string">
            <text:p>OOO</text:p>
          </table:table-cell>
          <table:table-cell office:value-type="string">
            <text:p>HEAF</text:p>
          </table:table-cell>
          <table:table-cell office:value-type="string">
            <text:p>I01</text:p>
          </table:table-cell>
          <table:table-cell office:value-type="string">
            <text:p>X</text:p>
          </table:table-cell>
          <table:table-cell office:value-type="string">
            <text:p>08PI</text:p>
          </table:table-cell>
          <table:table-cell office:value-type="string">
            <text:p>01</text:p>
          </table:table-cell>
          <table:table-cell table:formula="of:=[.L52]&amp;&quot;-&quot;&amp;[.M52]&amp;&quot;-&quot;&amp;[.N52]&amp;&quot;-&quot;&amp;[.O52]&amp;&quot;-&quot;&amp;[.P52]" office:value-type="string" office:string-value="HEAF-I01-X-08PI-01">
            <text:p>HEAF-I01-X-08PI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K53]" office:value-type="string" office:string-value="OOO">
            <text:p>OOO</text:p>
          </table:table-cell>
          <table:table-cell office:value-type="string">
            <text:p>POWER</text:p>
          </table:table-cell>
          <table:table-cell office:value-type="string">
            <text:p>8x1F-H8.5</text:p>
          </table:table-cell>
          <table:table-cell office:value-type="string">
            <text:p>1X08</text:p>
          </table:table-cell>
          <table:table-cell office:value-type="string">
            <text:p>SmartPrj</text:p>
          </table:table-cell>
          <table:table-cell office:value-type="string">
            <text:p>(1450</text:p>
          </table:table-cell>
          <table:table-cell office:value-type="string">
            <text:p>100)</text:p>
          </table:table-cell>
          <table:table-cell office:value-type="string">
            <text:p>R0</text:p>
          </table:table-cell>
          <table:table-cell table:number-columns-repeated="2"/>
          <table:table-cell office:value-type="string">
            <text:p>OOO</text:p>
          </table:table-cell>
          <table:table-cell office:value-type="string">
            <text:p>HEAF</text:p>
          </table:table-cell>
          <table:table-cell office:value-type="string">
            <text:p>I01</text:p>
          </table:table-cell>
          <table:table-cell office:value-type="string">
            <text:p>X</text:p>
          </table:table-cell>
          <table:table-cell office:value-type="string">
            <text:p>08PI</text:p>
          </table:table-cell>
          <table:table-cell office:value-type="string">
            <text:p>01</text:p>
          </table:table-cell>
          <table:table-cell table:formula="of:=[.L53]&amp;&quot;-&quot;&amp;[.M53]&amp;&quot;-&quot;&amp;[.N53]&amp;&quot;-&quot;&amp;[.O53]&amp;&quot;-&quot;&amp;[.P53]" office:value-type="string" office:string-value="HEAF-I01-X-08PI-01">
            <text:p>HEAF-I01-X-08PI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K54]" office:value-type="string" office:string-value="OOO">
            <text:p>OOO</text:p>
          </table:table-cell>
          <table:table-cell office:value-type="string">
            <text:p>RN1</text:p>
          </table:table-cell>
          <table:table-cell office:value-type="string">
            <text:p>10K</text:p>
          </table:table-cell>
          <table:table-cell office:value-type="string">
            <text:p>CAY16</text:p>
          </table:table-cell>
          <table:table-cell office:value-type="string">
            <text:p>resistor-dil</text:p>
          </table:table-cell>
          <table:table-cell office:value-type="string">
            <text:p>(1100</text:p>
          </table:table-cell>
          <table:table-cell office:value-type="string">
            <text:p>940)</text:p>
          </table:table-cell>
          <table:table-cell office:value-type="string">
            <text:p>R90</text:p>
          </table:table-cell>
          <table:table-cell table:number-columns-repeated="2"/>
          <table:table-cell office:value-type="string">
            <text:p>OOO</text:p>
          </table:table-cell>
          <table:table-cell office:value-type="string">
            <text:p>RESA</text:p>
          </table:table-cell>
          <table:table-cell office:value-type="float" office:value="1268">
            <text:p>1268</text:p>
          </table:table-cell>
          <table:table-cell office:value-type="string">
            <text:p>X</text:p>
          </table:table-cell>
          <table:table-cell office:value-type="string">
            <text:p>O103X4</text:p>
          </table:table-cell>
          <table:table-cell office:value-type="string">
            <text:p>01</text:p>
          </table:table-cell>
          <table:table-cell table:formula="of:=[.L54]&amp;&quot;-&quot;&amp;[.M54]&amp;&quot;-&quot;&amp;[.N54]&amp;&quot;-&quot;&amp;[.O54]&amp;&quot;-&quot;&amp;[.P54]" office:value-type="string" office:string-value="RESA-1268-X-O103X4-01">
            <text:p>RESA-1268-X-O103X4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1">
          <table:table-cell table:formula="of:=[.K55]" office:value-type="string" office:string-value="OOO">
            <text:p>OOO</text:p>
          </table:table-cell>
          <table:table-cell office:value-type="string">
            <text:p>U1</text:p>
          </table:table-cell>
          <table:table-cell office:value-type="string">
            <text:p>NCP1117ST50T3G</text:p>
          </table:table-cell>
          <table:table-cell office:value-type="string">
            <text:p>SOT223</text:p>
          </table:table-cell>
          <table:table-cell office:value-type="string">
            <text:p>linear</text:p>
          </table:table-cell>
          <table:table-cell office:value-type="string">
            <text:p>(305</text:p>
          </table:table-cell>
          <table:table-cell office:value-type="string">
            <text:p>685)</text:p>
          </table:table-cell>
          <table:table-cell office:value-type="string">
            <text:p>R90</text:p>
          </table:table-cell>
          <table:table-cell/>
          <table:table-cell office:value-type="string">
            <text:p>(check compatible)</text:p>
          </table:table-cell>
          <table:table-cell office:value-type="string">
            <text:p>OOO</text:p>
          </table:table-cell>
          <table:table-cell office:value-type="string">
            <text:p>VREG</text:p>
          </table:table-cell>
          <table:table-cell office:value-type="string">
            <text:p>SO223</text:p>
          </table:table-cell>
          <table:table-cell office:value-type="string">
            <text:p>X</text:p>
          </table:table-cell>
          <table:table-cell office:value-type="string">
            <text:p>V05</text:p>
          </table:table-cell>
          <table:table-cell office:value-type="string">
            <text:p>A1</text:p>
          </table:table-cell>
          <table:table-cell table:formula="of:=[.L55]&amp;&quot;-&quot;&amp;[.M55]&amp;&quot;-&quot;&amp;[.N55]&amp;&quot;-&quot;&amp;[.O55]&amp;&quot;-&quot;&amp;[.P55]" office:value-type="string" office:string-value="VREG-SO223-X-V05-A1">
            <text:p>VREG-SO223-X-V05-A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L56]" office:value-type="string" office:string-value="DCJP">
            <text:p>DCJP</text:p>
          </table:table-cell>
          <table:table-cell office:value-type="string">
            <text:p>X1</text:p>
          </table:table-cell>
          <table:table-cell office:value-type="string">
            <text:p>POWERSUPPLY_DC21MMX</text:p>
          </table:table-cell>
          <table:table-cell office:value-type="string">
            <text:p>POWERSUPPLY_DC-21MM</text:p>
          </table:table-cell>
          <table:table-cell office:value-type="string">
            <text:p>SmartPrj</text:p>
          </table:table-cell>
          <table:table-cell office:value-type="string">
            <text:p>(210</text:p>
          </table:table-cell>
          <table:table-cell office:value-type="string">
            <text:p>330)</text:p>
          </table:table-cell>
          <table:table-cell office:value-type="string">
            <text:p>R90</text:p>
          </table:table-cell>
          <table:table-cell table:number-columns-repeated="2"/>
          <table:table-cell office:value-type="string">
            <text:p>OOO</text:p>
          </table:table-cell>
          <table:table-cell office:value-type="string">
            <text:p>DCJP</text:p>
          </table:table-cell>
          <table:table-cell office:value-type="string">
            <text:p>21D</text:p>
          </table:table-cell>
          <table:table-cell office:value-type="string">
            <text:p>X</text:p>
          </table:table-cell>
          <table:table-cell office:value-type="string">
            <text:p>THTH</text:p>
          </table:table-cell>
          <table:table-cell office:value-type="string">
            <text:p>01</text:p>
          </table:table-cell>
          <table:table-cell table:formula="of:=[.L56]&amp;&quot;-&quot;&amp;[.M56]&amp;&quot;-&quot;&amp;[.N56]&amp;&quot;-&quot;&amp;[.O56]&amp;&quot;-&quot;&amp;[.P56]" office:value-type="string" office:string-value="DCJP-21D-X-THTH-01">
            <text:p>DCJP-21D-X-THTH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K57]" office:value-type="string" office:string-value="OOO">
            <text:p>OOO</text:p>
          </table:table-cell>
          <table:table-cell office:value-type="string">
            <text:p>Y1</text:p>
          </table:table-cell>
          <table:table-cell office:value-type="string">
            <text:p>16MHz</text:p>
          </table:table-cell>
          <table:table-cell office:value-type="string">
            <text:p>QS</text:p>
          </table:table-cell>
          <table:table-cell office:value-type="string">
            <text:p>SmartPrj</text:p>
          </table:table-cell>
          <table:table-cell office:value-type="string">
            <text:p>(745</text:p>
          </table:table-cell>
          <table:table-cell office:value-type="string">
            <text:p>1030)</text:p>
          </table:table-cell>
          <table:table-cell office:value-type="string">
            <text:p>R180</text:p>
          </table:table-cell>
          <table:table-cell table:number-columns-repeated="2"/>
          <table:table-cell office:value-type="string">
            <text:p>OOO</text:p>
          </table:table-cell>
          <table:table-cell office:value-type="string">
            <text:p>XTAL</text:p>
          </table:table-cell>
          <table:table-cell office:value-type="string">
            <text:p>TH</text:p>
          </table:table-cell>
          <table:table-cell office:value-type="string">
            <text:p>X</text:p>
          </table:table-cell>
          <table:table-cell office:value-type="string">
            <text:p>MZ16</text:p>
          </table:table-cell>
          <table:table-cell office:value-type="string">
            <text:p>01</text:p>
          </table:table-cell>
          <table:table-cell table:formula="of:=[.L57]&amp;&quot;-&quot;&amp;[.M57]&amp;&quot;-&quot;&amp;[.N57]&amp;&quot;-&quot;&amp;[.O57]&amp;&quot;-&quot;&amp;[.P57]" office:value-type="string" office:string-value="XTAL-TH-X-MZ16-01">
            <text:p>XTAL-TH-X-MZ16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K58]" office:value-type="string" office:string-value="OOO">
            <text:p>OOO</text:p>
          </table:table-cell>
          <table:table-cell office:value-type="string">
            <text:p>ZU4</text:p>
          </table:table-cell>
          <table:table-cell office:value-type="string">
            <text:p>ATMEGA328P-PU</text:p>
          </table:table-cell>
          <table:table-cell office:value-type="string">
            <text:p>DIL28-3</text:p>
          </table:table-cell>
          <table:table-cell office:value-type="string">
            <text:p>SmartPrj</text:p>
          </table:table-cell>
          <table:table-cell office:value-type="string">
            <text:p>(1825</text:p>
          </table:table-cell>
          <table:table-cell office:value-type="string">
            <text:p>645)</text:p>
          </table:table-cell>
          <table:table-cell office:value-type="string">
            <text:p>R180</text:p>
          </table:table-cell>
          <table:table-cell table:number-columns-repeated="2"/>
          <table:table-cell office:value-type="string">
            <text:p>OOO</text:p>
          </table:table-cell>
          <table:table-cell office:value-type="string">
            <text:p>ICIC</text:p>
          </table:table-cell>
          <table:table-cell office:value-type="string">
            <text:p>DI28</text:p>
          </table:table-cell>
          <table:table-cell office:value-type="string">
            <text:p>X</text:p>
          </table:table-cell>
          <table:table-cell office:value-type="string">
            <text:p>K238</text:p>
          </table:table-cell>
          <table:table-cell office:value-type="string">
            <text:p>01</text:p>
          </table:table-cell>
          <table:table-cell table:formula="of:=[.L58]&amp;&quot;-&quot;&amp;[.M58]&amp;&quot;-&quot;&amp;[.N58]&amp;&quot;-&quot;&amp;[.O58]&amp;&quot;-&quot;&amp;[.P58]" office:value-type="string" office:string-value="ICIC-DI28-X-K238-01">
            <text:p>ICIC-DI28-X-K238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2">
          <table:table-cell table:formula="of:=[.K59]" office:value-type="string" office:string-value="XXX">
            <text:p>XXX</text:p>
          </table:table-cell>
          <table:table-cell office:value-type="string">
            <text:p>FD1</text:p>
          </table:table-cell>
          <table:table-cell office:value-type="string">
            <text:p>FIDUCIALMOUNT</text:p>
          </table:table-cell>
          <table:table-cell office:value-type="string">
            <text:p>FIDUCIA-MOUNT</text:p>
          </table:table-cell>
          <table:table-cell office:value-type="string">
            <text:p>SmartPrj</text:p>
          </table:table-cell>
          <table:table-cell office:value-type="string">
            <text:p>(250</text:p>
          </table:table-cell>
          <table:table-cell office:value-type="string">
            <text:p>1965)</text:p>
          </table:table-cell>
          <table:table-cell office:value-type="string">
            <text:p>R0</text:p>
          </table:table-cell>
          <table:table-cell/>
          <table:table-cell table:number-columns-repeated="7" office:value-type="string">
            <text:p>XXX</text:p>
          </table:table-cell>
          <table:table-cell table:formula="of:=[.L59]&amp;&quot;-&quot;&amp;[.M59]&amp;&quot;-&quot;&amp;[.N59]&amp;&quot;-&quot;&amp;[.O59]&amp;&quot;-&quot;&amp;[.P59]" office:value-type="string" office:string-value="XXX-XXX-XXX-XXX-XXX">
            <text:p>XXX-XXX-XXX-XXX-XXX</text:p>
          </table:table-cell>
          <table:table-cell table:number-columns-repeated="993"/>
        </table:table-row>
        <table:table-row table:style-name="ro2">
          <table:table-cell table:formula="of:=[.K60]" office:value-type="string" office:string-value="XXX">
            <text:p>XXX</text:p>
          </table:table-cell>
          <table:table-cell office:value-type="string">
            <text:p>FD2</text:p>
          </table:table-cell>
          <table:table-cell office:value-type="string">
            <text:p>FIDUCIALMOUNT</text:p>
          </table:table-cell>
          <table:table-cell office:value-type="string">
            <text:p>FIDUCIA-MOUNT</text:p>
          </table:table-cell>
          <table:table-cell office:value-type="string">
            <text:p>SmartPrj</text:p>
          </table:table-cell>
          <table:table-cell office:value-type="string">
            <text:p>(2119.68504</text:p>
          </table:table-cell>
          <table:table-cell office:value-type="string">
            <text:p>659.09449)</text:p>
          </table:table-cell>
          <table:table-cell office:value-type="string">
            <text:p>R0</text:p>
          </table:table-cell>
          <table:table-cell/>
          <table:table-cell table:number-columns-repeated="7" office:value-type="string">
            <text:p>XXX</text:p>
          </table:table-cell>
          <table:table-cell table:formula="of:=[.L60]&amp;&quot;-&quot;&amp;[.M60]&amp;&quot;-&quot;&amp;[.N60]&amp;&quot;-&quot;&amp;[.O60]&amp;&quot;-&quot;&amp;[.P60]" office:value-type="string" office:string-value="XXX-XXX-XXX-XXX-XXX">
            <text:p>XXX-XXX-XXX-XXX-XXX</text:p>
          </table:table-cell>
          <table:table-cell table:number-columns-repeated="993"/>
        </table:table-row>
        <table:table-row table:style-name="ro2">
          <table:table-cell table:formula="of:=[.K61]" office:value-type="string" office:string-value="XXX">
            <text:p>XXX</text:p>
          </table:table-cell>
          <table:table-cell office:value-type="string">
            <text:p>FD3</text:p>
          </table:table-cell>
          <table:table-cell office:value-type="string">
            <text:p>FIDUCIALMOUNT</text:p>
          </table:table-cell>
          <table:table-cell office:value-type="string">
            <text:p>FIDUCIA-MOUNT</text:p>
          </table:table-cell>
          <table:table-cell office:value-type="string">
            <text:p>SmartPrj</text:p>
          </table:table-cell>
          <table:table-cell office:value-type="string">
            <text:p>(146.85039</text:p>
          </table:table-cell>
          <table:table-cell office:value-type="string">
            <text:p>134.25197)</text:p>
          </table:table-cell>
          <table:table-cell office:value-type="string">
            <text:p>R0</text:p>
          </table:table-cell>
          <table:table-cell/>
          <table:table-cell table:number-columns-repeated="7" office:value-type="string">
            <text:p>XXX</text:p>
          </table:table-cell>
          <table:table-cell table:formula="of:=[.L61]&amp;&quot;-&quot;&amp;[.M61]&amp;&quot;-&quot;&amp;[.N61]&amp;&quot;-&quot;&amp;[.O61]&amp;&quot;-&quot;&amp;[.P61]" office:value-type="string" office:string-value="XXX-XXX-XXX-XXX-XXX">
            <text:p>XXX-XXX-XXX-XXX-XXX</text:p>
          </table:table-cell>
          <table:table-cell table:number-columns-repeated="993"/>
        </table:table-row>
        <table:table-row table:style-name="ro1">
          <table:table-cell table:formula="of:=[.K62]" office:value-type="string" office:string-value="XXX">
            <text:p>XXX</text:p>
          </table:table-cell>
          <table:table-cell office:value-type="string">
            <text:p>GROUND</text:p>
          </table:table-cell>
          <table:table-cell office:value-type="string">
            <text:p>SJ</text:p>
          </table:table-cell>
          <table:table-cell office:value-type="string">
            <text:p>jumper</text:p>
          </table:table-cell>
          <table:table-cell office:value-type="string">
            <text:p>(450</text:p>
          </table:table-cell>
          <table:table-cell office:value-type="string">
            <text:p>1600)</text:p>
          </table:table-cell>
          <table:table-cell office:value-type="string">
            <text:p>MR0</text:p>
          </table:table-cell>
          <table:table-cell table:number-columns-repeated="2"/>
          <table:table-cell table:number-columns-repeated="7" office:value-type="string">
            <text:p>XXX</text:p>
          </table:table-cell>
          <table:table-cell table:formula="of:=[.L62]&amp;&quot;-&quot;&amp;[.M62]&amp;&quot;-&quot;&amp;[.N62]&amp;&quot;-&quot;&amp;[.O62]&amp;&quot;-&quot;&amp;[.P62]" office:value-type="string" office:string-value="XXX-XXX-XXX-XXX-XXX">
            <text:p>XXX-XXX-XXX-XXX-XXX</text:p>
          </table:table-cell>
          <table:table-cell table:number-columns-repeated="993"/>
        </table:table-row>
        <table:table-row table:style-name="ro1">
          <table:table-cell table:formula="of:=[.K63]" office:value-type="string" office:string-value="XXX">
            <text:p>XXX</text:p>
          </table:table-cell>
          <table:table-cell office:value-type="string">
            <text:p>RESET-EN</text:p>
          </table:table-cell>
          <table:table-cell office:value-type="string">
            <text:p>SJ</text:p>
          </table:table-cell>
          <table:table-cell office:value-type="string">
            <text:p>jumper</text:p>
          </table:table-cell>
          <table:table-cell office:value-type="string">
            <text:p>(1100</text:p>
          </table:table-cell>
          <table:table-cell office:value-type="string">
            <text:p>1075)</text:p>
          </table:table-cell>
          <table:table-cell office:value-type="string">
            <text:p>R0</text:p>
          </table:table-cell>
          <table:table-cell table:number-columns-repeated="2"/>
          <table:table-cell table:number-columns-repeated="7" office:value-type="string">
            <text:p>XXX</text:p>
          </table:table-cell>
          <table:table-cell table:formula="of:=[.L63]&amp;&quot;-&quot;&amp;[.M63]&amp;&quot;-&quot;&amp;[.N63]&amp;&quot;-&quot;&amp;[.O63]&amp;&quot;-&quot;&amp;[.P63]" office:value-type="string" office:string-value="XXX-XXX-XXX-XXX-XXX">
            <text:p>XXX-XXX-XXX-XXX-XXX</text:p>
          </table:table-cell>
          <table:table-cell table:number-columns-repeated="993"/>
        </table:table-row>
        <table:table-row table:style-name="ro1">
          <table:table-cell table:number-columns-repeated="10" office:value-type="string">
            <text:p>AAAAAA</text:p>
          </table:table-cell>
          <table:table-cell/>
          <table:table-cell table:number-columns-repeated="6" office:value-type="string">
            <text:p>AAAAAA</text:p>
          </table:table-cell>
          <table:table-cell/>
          <table:table-cell table:number-columns-repeated="992" office:value-type="string">
            <text:p>AAAAAA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2:Sheet1.AMJ58" table:contains-header="fals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6">26/01/2015</text:date>, <text:time>00:1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1-15T21:32:04.57</meta:creation-date>
    <dc:date>2015-01-26T00:11:35.23</dc:date>
    <meta:editing-duration>PT21H05M18S</meta:editing-duration>
    <meta:editing-cycles>16</meta:editing-cycles>
    <meta:generator>OpenOffice.org/3.2$Win32 OpenOffice.org_project/320m18$Build-9502</meta:generator>
    <meta:document-statistic meta:table-count="3" meta:cell-count="1887" meta:object-count="0"/>
  </office:meta>
</office:document-meta>
</file>